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tu@skillologies:~$ cqlsh</text:p>
      <text:p text:style-name="P1">Connected to Test Cluster at localhost:9042</text:p>
      <text:p text:style-name="P1">[cqlsh 6.0.0 | Cassandra 4.0.5 | CQL spec 3.4.5 | Native protocol v5]</text:p>
      <text:p text:style-name="P1">Use HELP for help.</text:p>
      <text:p text:style-name="P1">cqlsh&gt; help</text:p>
      <text:p text:style-name="P1"/>
      <text:p text:style-name="P1">Documented shell commands:</text:p>
      <text:p text:style-name="P1">===========================</text:p>
      <text:p text:style-name="P1">CAPTURE <text:s/>CLS <text:s text:c="9"/>COPY <text:s/>DESCRIBE <text:s/>EXPAND <text:s/>LOGIN <text:s text:c="2"/>SERIAL <text:s/>SOURCE <text:s text:c="2"/>UNICODE</text:p>
      <text:p text:style-name="P1">CLEAR <text:s text:c="3"/>CONSISTENCY <text:s/>DESC <text:s/>EXIT <text:s text:c="5"/>HELP <text:s text:c="3"/>PAGING <text:s/>SHOW <text:s text:c="3"/>TRACING</text:p>
      <text:p text:style-name="P1"/>
      <text:p text:style-name="P1">CQL help topics:</text:p>
      <text:p text:style-name="P1">================</text:p>
      <text:p text:style-name="P1">AGGREGATES <text:s text:c="14"/>CREATE_KEYSPACE <text:s text:c="10"/>DROP_TRIGGER <text:s text:c="5"/>TEXT <text:s text:c="4"/></text:p>
      <text:p text:style-name="P1">ALTER_KEYSPACE <text:s text:c="10"/>CREATE_MATERIALIZED_VIEW <text:s/>DROP_TYPE <text:s text:c="8"/>TIME <text:s text:c="4"/></text:p>
      <text:p text:style-name="P1">ALTER_MATERIALIZED_VIEW <text:s/>CREATE_ROLE <text:s text:c="14"/>DROP_USER <text:s text:c="8"/>TIMESTAMP</text:p>
      <text:p text:style-name="P1">ALTER_TABLE <text:s text:c="13"/>CREATE_TABLE <text:s text:c="13"/>FUNCTIONS <text:s text:c="8"/>TRUNCATE </text:p>
      <text:p text:style-name="P1">ALTER_TYPE <text:s text:c="14"/>CREATE_TRIGGER <text:s text:c="11"/>GRANT <text:s text:c="12"/>TYPES <text:s text:c="3"/></text:p>
      <text:p text:style-name="P1">ALTER_USER <text:s text:c="14"/>CREATE_TYPE <text:s text:c="14"/>INSERT <text:s text:c="11"/>UPDATE <text:s text:c="2"/></text:p>
      <text:p text:style-name="P1">APPLY <text:s text:c="19"/>CREATE_USER <text:s text:c="14"/>INSERT_JSON <text:s text:c="6"/>USE <text:s text:c="5"/></text:p>
      <text:p text:style-name="P1">ASCII <text:s text:c="19"/>DATE <text:s text:c="21"/>INT <text:s text:c="14"/>UUID <text:s text:c="4"/></text:p>
      <text:p text:style-name="P1">BATCH <text:s text:c="19"/>DELETE <text:s text:c="19"/>JSON <text:s text:c="11"/></text:p>
      <text:p text:style-name="P1">BEGIN <text:s text:c="19"/>DROP_AGGREGATE <text:s text:c="11"/>KEYWORDS <text:s text:c="7"/></text:p>
      <text:p text:style-name="P1">BLOB <text:s text:c="20"/>DROP_COLUMNFAMILY <text:s text:c="8"/>LIST_PERMISSIONS</text:p>
      <text:p text:style-name="P1">BOOLEAN <text:s text:c="17"/>DROP_FUNCTION <text:s text:c="12"/>LIST_ROLES <text:s text:c="5"/></text:p>
      <text:p text:style-name="P1">COUNTER <text:s text:c="17"/>DROP_INDEX <text:s text:c="15"/>LIST_USERS <text:s text:c="5"/></text:p>
      <text:p text:style-name="P1">CREATE_AGGREGATE <text:s text:c="8"/>DROP_KEYSPACE <text:s text:c="12"/>PERMISSIONS <text:s text:c="4"/></text:p>
      <text:p text:style-name="P1">CREATE_COLUMNFAMILY <text:s text:c="5"/>DROP_MATERIALIZED_VIEW <text:s text:c="3"/>REVOKE <text:s text:c="9"/></text:p>
      <text:p text:style-name="P1">CREATE_FUNCTION <text:s text:c="9"/>DROP_ROLE <text:s text:c="16"/>SELECT <text:s text:c="9"/></text:p>
      <text:p text:style-name="P1">CREATE_INDEX <text:s text:c="12"/>DROP_TABLE <text:s text:c="15"/>SELECT_JSON <text:s text:c="4"/></text:p>
      <text:p text:style-name="P1"/>
      <text:p text:style-name="P1">cqlsh&gt; </text:p>
      <text:p text:style-name="P1">cqlsh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qlsh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qlsh&gt; create keyspace mydata;</text:p>
      <text:p text:style-name="P1">SyntaxException: line 1:22 mismatched input ';' expecting K_WITH (create keyspace mydata[;])</text:p>
      <text:p text:style-name="P1">cqlsh&gt; create keyspace mydata</text:p>
      <text:p text:style-name="P1"><text:s text:c="3"/>... with replication = {replication_factor=1}</text:p>
      <text:p text:style-name="P1"><text:s text:c="3"/>... </text:p>
      <text:p text:style-name="P1">cqlsh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qlsh&gt; with replication = {replication_factor:1}</text:p>
      <text:p text:style-name="P1"><text:s text:c="3"/>... </text:p>
      <text:p text:style-name="P1">cqlsh&gt; with replication = {'replication_factor':1}</text:p>
      <text:p text:style-name="P1"><text:s text:c="3"/>... ;</text:p>
      <text:p text:style-name="P1">SyntaxException: line 1:0 no viable alternative at input 'with' ([with]...)</text:p>
      <text:p text:style-name="P1">cqlsh&gt; 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qlsh&gt; create keyspace mydata</text:p>
      <text:p text:style-name="P1"><text:s text:c="3"/>... with replication = {'replication_factor':1} </text:p>
      <text:p text:style-name="P1"><text:s text:c="3"/>... </text:p>
      <text:p text:style-name="P1">cqlsh&gt; CREATE KEYSPACE javatpoint <text:s/></text:p>
      <text:p text:style-name="P1"><text:s text:c="3"/>... WITH replication = {'class':'SimpleStrategy', 'replication_factor' : 3}; </text:p>
      <text:p text:style-name="P1"/>
      <text:p text:style-name="P1">Warnings :</text:p>
      <text:p text:style-name="P1">Your replication factor 3 for keyspace javatpoint is higher than the number of nodes 1</text:p>
      <text:p text:style-name="P1"/>
      <text:p text:style-name="P1">cqlsh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qlsh&gt; describe javatpoint;</text:p>
      <text:p text:style-name="P1"/>
      <text:p text:style-name="P1">CREATE KEYSPACE javatpoint WITH replication = {'class': 'SimpleStrategy', 'replication_factor': '3'} <text:s/>AND durable_writes = true;</text:p>
      <text:p text:style-name="P1">cqlsh&gt; use javatpoint ;</text:p>
      <text:p text:style-name="P1">cqlsh:javatpoint&gt; show </text:p>
      <text:p text:style-name="P1">HOST <text:s text:c="4"/>SESSION <text:s/>VERSION <text:s/></text:p>
      <text:p text:style-name="P1">cqlsh:javatpoint&gt; show version</text:p>
      <text:p text:style-name="P1">[cqlsh 6.0.0 | Cassandra 4.0.5 | CQL spec 3.4.5 | Native protocol v5]</text:p>
      <text:p text:style-name="P1">cqlsh:javatpoint&gt; show host</text:p>
      <text:p text:style-name="P1">Connected to Test Cluster at localhost:9042</text:p>
      <text:p text:style-name="P1">cqlsh:javatpoint&gt; show session</text:p>
      <text:p text:style-name="P1">Improper show command.</text:p>
      <text:p text:style-name="P1">cqlsh:javatpoint&gt; <text:s text:c="4"/>CREATE TABLE student( <text:s/></text:p>
      <text:p text:style-name="P1"><text:s text:c="14"/>... <text:s text:c="7"/>student_id int PRIMARY KEY, <text:s/></text:p>
      <text:p text:style-name="P1"><text:s text:c="14"/>... <text:s text:c="7"/>student_name text, <text:s/></text:p>
      <text:p text:style-name="P1"><text:s text:c="14"/>... <text:s text:c="7"/>student_city text, <text:s/></text:p>
      <text:p text:style-name="P1"><text:s text:c="14"/>... <text:s text:c="7"/>student_fees varint, <text:s/></text:p>
      <text:p text:style-name="P1"><text:s text:c="14"/>... <text:s text:c="7"/>student_phone varint <text:s/></text:p>
      <text:p text:style-name="P1"><text:s text:c="14"/>... <text:s text:c="7"/>); <text:s text:c="2"/></text:p>
      <text:p text:style-name="P1">cqlsh:javatpoint&gt; show tables;</text:p>
      <text:p text:style-name="P1"><text:soft-page-break/>Improper show command.</text:p>
      <text:p text:style-name="P1">cqlsh:javatpoint&gt; descrobe student;</text:p>
      <text:p text:style-name="P1">SyntaxException: line 1:0 no viable alternative at input 'descrobe' ([descrobe]...)</text:p>
      <text:p text:style-name="P1">cqlsh:javatpoint&gt; describe student;</text:p>
      <text:p text:style-name="P1"/>
      <text:p text:style-name="P1">CREATE TABLE javatpoint.student (</text:p>
      <text:p text:style-name="P1"><text:s text:c="4"/>student_id int PRIMARY KEY,</text:p>
      <text:p text:style-name="P1"><text:s text:c="4"/>student_city text,</text:p>
      <text:p text:style-name="P1"><text:s text:c="4"/>student_fees varint,</text:p>
      <text:p text:style-name="P1"><text:s text:c="4"/>student_name text,</text:p>
      <text:p text:style-name="P1"><text:s text:c="4"/>student_phone varint</text:p>
      <text:p text:style-name="P1">) WITH additional_write_policy = '99p'</text:p>
      <text:p text:style-name="P1"><text:s text:c="4"/>AND bloom_filter_fp_chance = 0.01</text:p>
      <text:p text:style-name="P1"><text:s text:c="4"/>AND caching = {'keys': 'ALL', 'rows_per_partition': 'NONE'}</text:p>
      <text:p text:style-name="P1"><text:s text:c="4"/>AND cdc = false</text:p>
      <text:p text:style-name="P1"><text:s text:c="4"/>AND comment = ''</text:p>
      <text:p text:style-name="P1"><text:s text:c="4"/>AND compaction = {'class': 'org.apache.cassandra.db.compaction.SizeTieredCompactionStrategy', 'max_threshold': '32', 'min_threshold': '4'}</text:p>
      <text:p text:style-name="P1"><text:s text:c="4"/>AND compression = {'chunk_length_in_kb': '16', 'class': 'org.apache.cassandra.io.compress.LZ4Compressor'}</text:p>
      <text:p text:style-name="P1"><text:s text:c="4"/>AND crc_check_chance = 1.0</text:p>
      <text:p text:style-name="P1"><text:s text:c="4"/>AND default_time_to_live = 0</text:p>
      <text:p text:style-name="P1"><text:s text:c="4"/>AND extensions = {}</text:p>
      <text:p text:style-name="P1"><text:s text:c="4"/>AND gc_grace_seconds = 864000</text:p>
      <text:p text:style-name="P1"><text:s text:c="4"/>AND max_index_interval = 2048</text:p>
      <text:p text:style-name="P1"><text:s text:c="4"/>AND memtable_flush_period_in_ms = 0</text:p>
      <text:p text:style-name="P1"><text:s text:c="4"/>AND min_index_interval = 128</text:p>
      <text:p text:style-name="P1"><text:s text:c="4"/>AND read_repair = 'BLOCKING'</text:p>
      <text:p text:style-name="P1"><text:s text:c="4"/>AND speculative_retry = '99p';</text:p>
      <text:p text:style-name="P1">cqlsh:javatpoint&gt; </text:p>
      <text:p text:style-name="P1">cqlsh:javatpoint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qlsh:javatpoint&gt; drop table student;</text:p>
      <text:p text:style-name="P1"><text:soft-page-break/>OperationTimedOut: errors={'127.0.0.1:9042': 'Client request timeout. See Session.execute[_async](timeout)'}, last_host=127.0.0.1:9042</text:p>
      <text:p text:style-name="P1">cqlsh:javatpoint&gt; drop table student;</text:p>
      <text:p text:style-name="P1">OperationTimedOut: errors={'127.0.0.1:9042': 'Client request timeout. See Session.execute[_async](timeout)'}, last_host=127.0.0.1:9042</text:p>
      <text:p text:style-name="P1">cqlsh:javatpoint&gt; SHOW </text:p>
      <text:p text:style-name="P1">HOST <text:s text:c="4"/>SESSION <text:s/>VERSION <text:s/></text:p>
      <text:p text:style-name="P1">cqlsh:javatpoint&gt; CREATE TABLE student(student_id int PRIMARY KEY, <text:s text:c="5"/>student_fees varint, name text);</text:p>
      <text:p text:style-name="P1">cqlsh:javatpoint&gt; <text:s text:c="4"/>INSERT INTO student (student_id, student_fees, student_name) <text:s text:c="2"/></text:p>
      <text:p text:style-name="P1"><text:s text:c="14"/>... <text:s text:c="4"/>VALUES(1,5000, 'Ajeet'); <text:s/></text:p>
      <text:p text:style-name="P1">InvalidRequest: Error from server: code=2200 [Invalid query] message="Undefined column name student_name in table javatpoint.student"</text:p>
      <text:p text:style-name="P1">cqlsh:javatpoint&gt; <text:s text:c="4"/>INSERT INTO student (student_id, student_fees, student_name) <text:s text:c="2"/></text:p>
      <text:p text:style-name="P1"><text:s text:c="14"/>... <text:s text:c="4"/>VALUES(2,3000, 'Kanchan'); <text:s/></text:p>
      <text:p text:style-name="P1">InvalidRequest: Error from server: code=2200 [Invalid query] message="Undefined column name student_name in table javatpoint.student"</text:p>
      <text:p text:style-name="P1">cqlsh:javatpoint&gt; <text:s text:c="4"/>INSERT INTO student (student_id, student_fees, student_name) <text:s text:c="2"/></text:p>
      <text:p text:style-name="P1"><text:s text:c="14"/>... <text:s text:c="4"/>VALUES(3, 2000, 'Shivani'); <text:s/></text:p>
      <text:p text:style-name="P1">InvalidRequest: Error from server: code=2200 [Invalid query] message="Undefined column name student_name in table javatpoint.student"</text:p>
      <text:p text:style-name="P1">cqlsh:javatpoint&gt; insert into student <text:s text:c="3"/>VALUES(1,5000, 'Ajeet'); <text:s/></text:p>
      <text:p text:style-name="P1">SyntaxException: line 1:23 no viable alternative at input 'VALUES' (insert into [student] <text:s text:c="3"/>VALUES...)</text:p>
      <text:p text:style-name="P1">cqlsh:javatpoint&gt; drop table student;</text:p>
      <text:p text:style-name="P1">OperationTimedOut: errors={'127.0.0.1:9042': 'Client request timeout. See Session.execute[_async](timeout)'}, last_host=127.0.0.1:9042</text:p>
      <text:p text:style-name="P1">cqlsh:javatpoint&gt; </text:p>
      <text:p text:style-name="P1">cqlsh:javatpoint&gt; CREATE TABLE student(student_id int PRIMARY KEY, <text:s text:c="5"/>student_fees varint, student_name text);</text:p>
      <text:p text:style-name="P1">OperationTimedOut: errors={'127.0.0.1:9042': 'Client request timeout. See Session.execute[_async](timeout)'}, last_host=127.0.0.1:9042</text:p>
      <text:p text:style-name="P1">cqlsh:javatpoint&gt; CREATE TABLE student1(student_id int PRIMARY KEY, <text:s text:c="5"/>student_fees varint, student_name text);</text:p>
      <text:p text:style-name="P1">OperationTimedOut: errors={'127.0.0.1:9042': 'Client request timeout. See Session.execute[_async](timeout)'}, last_host=127.0.0.1:9042</text:p>
      <text:p text:style-name="P1">cqlsh:javatpoint&gt; CREATE TABLE student1(student_id int PRIMARY KEY, <text:s text:c="5"/>student_fees varint, student_name text);</text:p>
      <text:p text:style-name="P1">AlreadyExists: Table 'javatpoint.student1' already exists</text:p>
      <text:p text:style-name="P1">cqlsh:javatpoint&gt; describe student1;</text:p>
      <text:p text:style-name="P1"/>
      <text:p text:style-name="P1">CREATE TABLE javatpoint.student1 (</text:p>
      <text:p text:style-name="P1"><text:soft-page-break/><text:s text:c="4"/>student_id int PRIMARY KEY,</text:p>
      <text:p text:style-name="P1"><text:s text:c="4"/>student_fees varint,</text:p>
      <text:p text:style-name="P1"><text:s text:c="4"/>student_name text</text:p>
      <text:p text:style-name="P1">) WITH additional_write_policy = '99p'</text:p>
      <text:p text:style-name="P1"><text:s text:c="4"/>AND bloom_filter_fp_chance = 0.01</text:p>
      <text:p text:style-name="P1"><text:s text:c="4"/>AND caching = {'keys': 'ALL', 'rows_per_partition': 'NONE'}</text:p>
      <text:p text:style-name="P1"><text:s text:c="4"/>AND cdc = false</text:p>
      <text:p text:style-name="P1"><text:s text:c="4"/>AND comment = ''</text:p>
      <text:p text:style-name="P1"><text:s text:c="4"/>AND compaction = {'class': 'org.apache.cassandra.db.compaction.SizeTieredCompactionStrategy', 'max_threshold': '32', 'min_threshold': '4'}</text:p>
      <text:p text:style-name="P1"><text:s text:c="4"/>AND compression = {'chunk_length_in_kb': '16', 'class': 'org.apache.cassandra.io.compress.LZ4Compressor'}</text:p>
      <text:p text:style-name="P1"><text:s text:c="4"/>AND crc_check_chance = 1.0</text:p>
      <text:p text:style-name="P1"><text:s text:c="4"/>AND default_time_to_live = 0</text:p>
      <text:p text:style-name="P1"><text:s text:c="4"/>AND extensions = {}</text:p>
      <text:p text:style-name="P1"><text:s text:c="4"/>AND gc_grace_seconds = 864000</text:p>
      <text:p text:style-name="P1"><text:s text:c="4"/>AND max_index_interval = 2048</text:p>
      <text:p text:style-name="P1"><text:s text:c="4"/>AND memtable_flush_period_in_ms = 0</text:p>
      <text:p text:style-name="P1"><text:s text:c="4"/>AND min_index_interval = 128</text:p>
      <text:p text:style-name="P1"><text:s text:c="4"/>AND read_repair = 'BLOCKING'</text:p>
      <text:p text:style-name="P1"><text:s text:c="4"/>AND speculative_retry = '99p';</text:p>
      <text:p text:style-name="P1">cqlsh:javatpoint&gt; <text:s text:c="4"/>INSERT INTO student (student_id, student_fees, student_name) <text:s text:c="2"/></text:p>
      <text:p text:style-name="P1"><text:s text:c="14"/>... <text:s text:c="4"/>VALUES(1,5000, 'Ajeet'); <text:s/></text:p>
      <text:p text:style-name="P1">cqlsh:javatpoint&gt; <text:s text:c="4"/>INSERT INTO student (student_id, student_fees, student_name) <text:s text:c="2"/></text:p>
      <text:p text:style-name="P1"><text:s text:c="14"/>... <text:s text:c="4"/>VALUES(2,3000, 'Kanchan'); <text:s/></text:p>
      <text:p text:style-name="P1">cqlsh:javatpoint&gt; <text:s text:c="4"/>INSERT INTO student (student_id, student_fees, student_name) <text:s text:c="2"/></text:p>
      <text:p text:style-name="P1"><text:s text:c="14"/>... <text:s text:c="4"/>VALUES(3, 2000, 'Shivani'); <text:s/></text:p>
      <text:p text:style-name="P1">cqlsh:javatpoint&gt; select * from student1;</text:p>
      <text:p text:style-name="P1"/>
      <text:p text:style-name="P1"><text:s/>student_id | student_fees | student_name</text:p>
      <text:p text:style-name="P1">------------+--------------+--------------</text:p>
      <text:p text:style-name="P1"/>
      <text:p text:style-name="P1">(0 rows)</text:p>
      <text:p text:style-name="P1">cqlsh:javatpoint&gt; <text:s text:c="4"/>INSERT INTO student1 (student_id, student_fees, student_name) <text:s text:c="2"/></text:p>
      <text:p text:style-name="P1"><text:s text:c="14"/>... <text:s text:c="4"/>VALUES(1,5000, 'Ajeet'); <text:s/></text:p>
      <text:p text:style-name="P1">cqlsh:javatpoint&gt; <text:s text:c="4"/>INSERT INTO student1 (student_id, student_fees, student_name) <text:s text:c="2"/></text:p>
      <text:p text:style-name="P1"><text:s text:c="14"/>... <text:s text:c="4"/>VALUES(2,3000, 'Kanchan'); <text:s/></text:p>
      <text:p text:style-name="P1">cqlsh:javatpoint&gt; <text:s text:c="4"/>INSERT INTO student1 (student_id, student_fees, student_name) <text:s text:c="2"/></text:p>
      <text:p text:style-name="P1"><text:s text:c="14"/>... <text:s text:c="4"/>VALUES(3, 2000, 'Shivani'); <text:s/></text:p>
      <text:p text:style-name="P1">cqlsh:javatpoint&gt; select * from student1;</text:p>
      <text:p text:style-name="P1"/>
      <text:p text:style-name="P1"><text:s/>student_id | student_fees | student_name</text:p>
      <text:p text:style-name="P1">------------+--------------+--------------</text:p>
      <text:p text:style-name="P1"><text:s text:c="10"/>1 | <text:s text:c="8"/>5000 | <text:s text:c="7"/>Ajeet</text:p>
      <text:p text:style-name="P1"><text:s text:c="10"/>2 | <text:s text:c="8"/>3000 | <text:s text:c="5"/>Kanchan</text:p>
      <text:p text:style-name="P1"><text:s text:c="10"/>3 | <text:s text:c="8"/>2000 | <text:s text:c="5"/>Shivani</text:p>
      <text:p text:style-name="P1"><text:soft-page-break/></text:p>
      <text:p text:style-name="P1">(3 rows)</text:p>
      <text:p text:style-name="P1">cqlsh:javatpoint&gt; <text:s text:c="4"/>SELECT * FROM student WHERE student_id=2; <text:s/></text:p>
      <text:p text:style-name="P1"/>
      <text:p text:style-name="P1"><text:s/>student_id | student_fees | student_name</text:p>
      <text:p text:style-name="P1">------------+--------------+--------------</text:p>
      <text:p text:style-name="P1"><text:s text:c="10"/>2 | <text:s text:c="8"/>3000 | <text:s text:c="5"/>Kanchan</text:p>
      <text:p text:style-name="P1"/>
      <text:p text:style-name="P1">(1 rows)</text:p>
      <text:p text:style-name="P1">cqlsh:javatpoint&gt; UPDATE student SET student_fees=10000,student_name='Rahul' <text:s/></text:p>
      <text:p text:style-name="P1"><text:s text:c="14"/>... WHERE student_id=2; </text:p>
      <text:p text:style-name="P1">cqlsh:javatpoint&gt; select * from student1;</text:p>
      <text:p text:style-name="P1"/>
      <text:p text:style-name="P1"><text:s/>student_id | student_fees | student_name</text:p>
      <text:p text:style-name="P1">------------+--------------+--------------</text:p>
      <text:p text:style-name="P1"><text:s text:c="10"/>1 | <text:s text:c="8"/>5000 | <text:s text:c="7"/>Ajeet</text:p>
      <text:p text:style-name="P1"><text:s text:c="10"/>2 | <text:s text:c="8"/>3000 | <text:s text:c="5"/>Kanchan</text:p>
      <text:p text:style-name="P1"><text:s text:c="10"/>3 | <text:s text:c="8"/>2000 | <text:s text:c="5"/>Shivani</text:p>
      <text:p text:style-name="P1"/>
      <text:p text:style-name="P1">(3 rows)</text:p>
      <text:p text:style-name="P1">cqlsh:javatpoint&gt; UPDATE student1 SET student_fees=10000,student_name='Rahul' <text:s text:c="2"/>WHERE student_id=2;</text:p>
      <text:p text:style-name="P1">cqlsh:javatpoint&gt; select * from student1;</text:p>
      <text:p text:style-name="P1"/>
      <text:p text:style-name="P1"><text:s/>student_id | student_fees | student_name</text:p>
      <text:p text:style-name="P1">------------+--------------+--------------</text:p>
      <text:p text:style-name="P1"><text:s text:c="10"/>1 | <text:s text:c="8"/>5000 | <text:s text:c="7"/>Ajeet</text:p>
      <text:p text:style-name="P1"><text:s text:c="10"/>2 | <text:s text:c="7"/>10000 | <text:s text:c="7"/>Rahul</text:p>
      <text:p text:style-name="P1"><text:s text:c="10"/>3 | <text:s text:c="8"/>2000 | <text:s text:c="5"/>Shivani</text:p>
      <text:p text:style-name="P1"/>
      <text:p text:style-name="P1">(3 rows)</text:p>
      <text:p text:style-name="P1">cqlsh:javatpoint&gt; UPDATE student1 SET student_fees=10000,student_name='Rahul' <text:s text:c="2"/>WHERE student_id in (2);</text:p>
      <text:p text:style-name="P1">cqlsh:javatpoint&gt; select * from student1;</text:p>
      <text:p text:style-name="P1"/>
      <text:p text:style-name="P1"><text:s/>student_id | student_fees | student_name</text:p>
      <text:p text:style-name="P1">------------+--------------+--------------</text:p>
      <text:p text:style-name="P1"><text:s text:c="10"/>1 | <text:s text:c="8"/>5000 | <text:s text:c="7"/>Ajeet</text:p>
      <text:p text:style-name="P1"><text:s text:c="10"/>2 | <text:s text:c="7"/>10000 | <text:s text:c="7"/>Rahul</text:p>
      <text:p text:style-name="P1"><text:s text:c="10"/>3 | <text:s text:c="8"/>2000 | <text:s text:c="5"/>Shivani</text:p>
      <text:p text:style-name="P1"/>
      <text:p text:style-name="P1">(3 rows)</text:p>
      <text:p text:style-name="P1">cqlsh:javatpoint&gt; UPDATE student1 SET student_fees=8000,student_name='Rahul' <text:s text:c="2"/>WHERE student_id in (2);</text:p>
      <text:p text:style-name="P1">cqlsh:javatpoint&gt; select * from student1;</text:p>
      <text:p text:style-name="P1"/>
      <text:p text:style-name="P1"><text:s/>student_id | student_fees | student_name</text:p>
      <text:p text:style-name="P1">------------+--------------+--------------</text:p>
      <text:p text:style-name="P1"><text:s text:c="10"/>1 | <text:s text:c="8"/>5000 | <text:s text:c="7"/>Ajeet</text:p>
      <text:p text:style-name="P1"><text:s text:c="10"/>2 | <text:s text:c="8"/>8000 | <text:s text:c="7"/>Rahul</text:p>
      <text:p text:style-name="P1"><text:s text:c="10"/>3 | <text:s text:c="8"/>2000 | <text:s text:c="5"/>Shivani</text:p>
      <text:p text:style-name="P1"/>
      <text:p text:style-name="P1"><text:soft-page-break/>(3 rows)</text:p>
      <text:p text:style-name="P1">cqlsh:javatpoint&gt; begin batch</text:p>
      <text:p text:style-name="P1"><text:s text:c="14"/>... <text:s text:c="4"/>INSERT INTO student1 (student_id, student_fees, student_name) <text:s text:c="2"/></text:p>
      <text:p text:style-name="P1"><text:s text:c="14"/>... <text:s text:c="4"/>VALUES(4,52000, 'Ajeet'); <text:s/></text:p>
      <text:p text:style-name="P1"><text:s text:c="14"/>... <text:s text:c="4"/>INSERT INTO student1 (student_id, student_fees, student_name) <text:s text:c="2"/></text:p>
      <text:p text:style-name="P1"><text:s text:c="14"/>... <text:s text:c="4"/>VALUES(5,32000, 'Kanchan'); <text:s/></text:p>
      <text:p text:style-name="P1"><text:s text:c="14"/>... <text:s text:c="4"/>INSERT INTO student1 (student_id, student_fees, student_name) <text:s text:c="2"/></text:p>
      <text:p text:style-name="P1"><text:s text:c="14"/>... <text:s text:c="4"/>VALUES(6, 21000, 'Shivani');</text:p>
      <text:p text:style-name="P1"><text:s text:c="14"/>... apply batch;</text:p>
      <text:p text:style-name="P1">cqlsh:javatpoint&gt; select * from student1;</text:p>
      <text:p text:style-name="P1"/>
      <text:p text:style-name="P1"><text:s/>student_id | student_fees | student_name</text:p>
      <text:p text:style-name="P1">------------+--------------+--------------</text:p>
      <text:p text:style-name="P1"><text:s text:c="10"/>5 | <text:s text:c="7"/>32000 | <text:s text:c="5"/>Kanchan</text:p>
      <text:p text:style-name="P1"><text:s text:c="10"/>1 | <text:s text:c="8"/>5000 | <text:s text:c="7"/>Ajeet</text:p>
      <text:p text:style-name="P1"><text:s text:c="10"/>2 | <text:s text:c="8"/>8000 | <text:s text:c="7"/>Rahul</text:p>
      <text:p text:style-name="P1"><text:s text:c="10"/>4 | <text:s text:c="7"/>52000 | <text:s text:c="7"/>Ajeet</text:p>
      <text:p text:style-name="P1"><text:s text:c="10"/>6 | <text:s text:c="7"/>21000 | <text:s text:c="5"/>Shivani</text:p>
      <text:p text:style-name="P1"><text:s text:c="10"/>3 | <text:s text:c="8"/>2000 | <text:s text:c="5"/>Shivani</text:p>
      <text:p text:style-name="P1"/>
      <text:p text:style-name="P1">(6 rows)</text:p>
      <text:p text:style-name="P1">cqlsh:javatpoint&gt; </text:p>
      <text:p text:style-name="P1">cqlsh:javatpoint&gt; drop keyspace javatpoint</text:p>
      <text:p text:style-name="P1"><text:s text:c="14"/>... ;</text:p>
      <text:p text:style-name="P1">OperationTimedOut: errors={'127.0.0.1:9042': 'Client request timeout. See Session.execute[_async](timeout)'}, last_host=127.0.0.1:9042</text:p>
      <text:p text:style-name="P1">cqlsh:javatpoint&gt; drop keyspace javatpoint ;</text:p>
      <text:p text:style-name="P1">OperationTimedOut: errors={'127.0.0.1:9042': 'Client request timeout. See Session.execute[_async](timeout)'}, last_host=127.0.0.1:9042</text:p>
      <text:p text:style-name="P1">cqlsh:javatpoint&gt; drop keyspace javatpoint ;</text:p>
      <text:p text:style-name="P1">InvalidRequest: Error from server: code=2200 [Invalid query] message="Keyspace 'javatpoint' doesn't exist"</text:p>
      <text:p text:style-name="P1">cqlsh:javatpoint&gt; drop javatpoint ;</text:p>
      <text:p text:style-name="P1">SyntaxException: line 1:5 no viable alternative at input 'javatpoint' ([drop] javatpoint...)</text:p>
      <text:p text:style-name="P1">cqlsh:javatpoint&gt; </text:p>
      <text:p text:style-name="P1"/>
      <text:p text:style-name="P1"/>
      <text:p text:style-name="P1"/>
      <text:p text:style-name="P1"/>
      <text:p text:style-name="P1"/>
      <text:p text:style-name="P1"/>
      <text:p text:style-name="P1">cqlsh:javatpoint&gt; </text:p>
      <text:p text:style-name="P1">mitu@skillologies:~$ 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itu@skillologies:~$ cqlsh</text:p>
      <text:p text:style-name="P1">Connected to Test Cluster at localhost:9042</text:p>
      <text:p text:style-name="P1">[cqlsh 6.0.0 | Cassandra 4.0.5 | CQL spec 3.4.5 | Native protocol v5]</text:p>
      <text:p text:style-name="P1">Use HELP for help.</text:p>
      <text:p text:style-name="P1">cqlsh&gt; show keyspaces;</text:p>
      <text:p text:style-name="P1">Improper show command.</text:p>
      <text:p text:style-name="P1">cqlsh&gt; show </text:p>
      <text:p text:style-name="P1">HOST <text:s text:c="4"/>SESSION <text:s/>VERSION <text:s/></text:p>
      <text:p text:style-name="P1">cqlsh&gt; LIST </text:p>
      <text:p text:style-name="P1"><text:s text:c="3"/>... ;</text:p>
      <text:p text:style-name="P1">SyntaxException: line 2:0 no viable alternative at input ';' ([LIST] ;)</text:p>
      <text:p text:style-name="P1">cqlsh&gt; LIST keyspaces;</text:p>
      <text:p text:style-name="P1">SyntaxException: line 1:5 no viable alternative at input 'keyspaces' ([LIST] keyspaces...)</text:p>
      <text:p text:style-name="P1">cqlsh&gt; </text:p>
      <text:p text:style-name="P1"/>
      <text:p text:style-name="P1"/>
      <text:p text:style-name="P1"/>
      <text:p text:style-name="P1"/>
      <text:p text:style-name="P1"/>
      <text:p text:style-name="P1">cqlsh&gt; drop keyspace javatpoint;</text:p>
      <text:p text:style-name="P1">InvalidRequest: Error from server: code=2200 [Invalid query] message="Keyspace 'javatpoint' doesn't exist"</text:p>
      <text:p text:style-name="P1">cqlsh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cqlsh&gt; DROP KEYSPACE javatpoint;</text:p>
      <text:p text:style-name="P1">InvalidRequest: Error from server: code=2200 [Invalid query] message="Keyspace 'javatpoint' doesn't exist"</text:p>
      <text:p text:style-name="P1">cqlsh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qlsh&gt; help</text:p>
      <text:p text:style-name="P1"/>
      <text:p text:style-name="P1">Documented shell commands:</text:p>
      <text:p text:style-name="P1">===========================</text:p>
      <text:p text:style-name="P1">CAPTURE <text:s/>CLS <text:s text:c="9"/>COPY <text:s/>DESCRIBE <text:s/>EXPAND <text:s/>LOGIN <text:s text:c="2"/>SERIAL <text:s/>SOURCE <text:s text:c="2"/>UNICODE</text:p>
      <text:p text:style-name="P1">CLEAR <text:s text:c="3"/>CONSISTENCY <text:s/>DESC <text:s/>EXIT <text:s text:c="5"/>HELP <text:s text:c="3"/>PAGING <text:s/>SHOW <text:s text:c="3"/>TRACING</text:p>
      <text:p text:style-name="P1"/>
      <text:p text:style-name="P1">CQL help topics:</text:p>
      <text:p text:style-name="P1">================</text:p>
      <text:p text:style-name="P1">AGGREGATES <text:s text:c="14"/>CREATE_KEYSPACE <text:s text:c="10"/>DROP_TRIGGER <text:s text:c="5"/>TEXT <text:s text:c="4"/></text:p>
      <text:p text:style-name="P1">ALTER_KEYSPACE <text:s text:c="10"/>CREATE_MATERIALIZED_VIEW <text:s/>DROP_TYPE <text:s text:c="8"/>TIME <text:s text:c="4"/></text:p>
      <text:p text:style-name="P1">ALTER_MATERIALIZED_VIEW <text:s/>CREATE_ROLE <text:s text:c="14"/>DROP_USER <text:s text:c="8"/>TIMESTAMP</text:p>
      <text:p text:style-name="P1">ALTER_TABLE <text:s text:c="13"/>CREATE_TABLE <text:s text:c="13"/>FUNCTIONS <text:s text:c="8"/>TRUNCATE </text:p>
      <text:p text:style-name="P1">ALTER_TYPE <text:s text:c="14"/>CREATE_TRIGGER <text:s text:c="11"/>GRANT <text:s text:c="12"/>TYPES <text:s text:c="3"/></text:p>
      <text:p text:style-name="P1">ALTER_USER <text:s text:c="14"/>CREATE_TYPE <text:s text:c="14"/>INSERT <text:s text:c="11"/>UPDATE <text:s text:c="2"/></text:p>
      <text:p text:style-name="P1">APPLY <text:s text:c="19"/>CREATE_USER <text:s text:c="14"/>INSERT_JSON <text:s text:c="6"/>USE <text:s text:c="5"/></text:p>
      <text:p text:style-name="P1">ASCII <text:s text:c="19"/>DATE <text:s text:c="21"/>INT <text:s text:c="14"/>UUID <text:s text:c="4"/></text:p>
      <text:p text:style-name="P1">BATCH <text:s text:c="19"/>DELETE <text:s text:c="19"/>JSON <text:s text:c="11"/></text:p>
      <text:p text:style-name="P1">BEGIN <text:s text:c="19"/>DROP_AGGREGATE <text:s text:c="11"/>KEYWORDS <text:s text:c="7"/></text:p>
      <text:p text:style-name="P1"><text:soft-page-break/>BLOB <text:s text:c="20"/>DROP_COLUMNFAMILY <text:s text:c="8"/>LIST_PERMISSIONS</text:p>
      <text:p text:style-name="P1">BOOLEAN <text:s text:c="17"/>DROP_FUNCTION <text:s text:c="12"/>LIST_ROLES <text:s text:c="5"/></text:p>
      <text:p text:style-name="P1">COUNTER <text:s text:c="17"/>DROP_INDEX <text:s text:c="15"/>LIST_USERS <text:s text:c="5"/></text:p>
      <text:p text:style-name="P1">CREATE_AGGREGATE <text:s text:c="8"/>DROP_KEYSPACE <text:s text:c="12"/>PERMISSIONS <text:s text:c="4"/></text:p>
      <text:p text:style-name="P1">CREATE_COLUMNFAMILY <text:s text:c="5"/>DROP_MATERIALIZED_VIEW <text:s text:c="3"/>REVOKE <text:s text:c="9"/></text:p>
      <text:p text:style-name="P1">CREATE_FUNCTION <text:s text:c="9"/>DROP_ROLE <text:s text:c="16"/>SELECT <text:s text:c="9"/></text:p>
      <text:p text:style-name="P1">CREATE_INDEX <text:s text:c="12"/>DROP_TABLE <text:s text:c="15"/>SELECT_JSON <text:s text:c="4"/></text:p>
      <text:p text:style-name="P1"/>
      <text:p text:style-name="P1">cqlsh&gt; version;</text:p>
      <text:p text:style-name="P1">SyntaxException: line 1:0 no viable alternative at input 'version' ([version]...)</text:p>
      <text:p text:style-name="P1">cqlsh&gt; show version;</text:p>
      <text:p text:style-name="P1">[cqlsh 6.0.0 | Cassandra 4.0.5 | CQL spec 3.4.5 | Native protocol v5]</text:p>
      <text:p text:style-name="P1">cqlsh&gt; help create_table;</text:p>
      <text:p text:style-name="P1">cqlsh&gt; color</text:p>
      <text:p text:style-name="P1"><text:s text:c="3"/>... ;</text:p>
      <text:p text:style-name="P1">SyntaxException: line 1:0 no viable alternative at input 'color' ([color]...)</text:p>
      <text:p text:style-name="P1">cqlsh&gt; </text:p>
      <text:p text:style-name="P1">cqlsh&gt; create keyspace pgdbda</text:p>
      <text:p text:style-name="P1"><text:s text:c="3"/>... with replication = {</text:p>
      <text:p text:style-name="P1"><text:s text:c="3"/>... 'class':'SimpleStrategy',</text:p>
      <text:p text:style-name="P1"><text:s text:c="3"/>... 'replication_factor':1};</text:p>
      <text:p text:style-name="P1">cqlsh&gt; describe pgdbda;</text:p>
      <text:p text:style-name="P1"/>
      <text:p text:style-name="P1">CREATE KEYSPACE pgdbda WITH replication = {'class': 'SimpleStrategy', 'replication_factor': '1'} <text:s/>AND durable_writes = true;</text:p>
      <text:p text:style-name="P1">cqlsh&gt; use pgdbda ;</text:p>
      <text:p text:style-name="P1">cqlsh:pgdbda&gt; alter keyspace pgdbda with replication = { 'class':'SimpleStrategy', 'replication_factor':3};</text:p>
      <text:p text:style-name="P1"/>
      <text:p text:style-name="P1">Warnings :</text:p>
      <text:p text:style-name="P1">Your replication factor 3 for keyspace pgdbda is higher than the number of nodes 1</text:p>
      <text:p text:style-name="P1"/>
      <text:p text:style-name="P1">When increasing replication factor you need to run a full (-full) repair to distribute the data.</text:p>
      <text:p text:style-name="P1"/>
      <text:p text:style-name="P1">cqlsh:pgdbda&gt; describe pgdbda;</text:p>
      <text:p text:style-name="P1"/>
      <text:p text:style-name="P1">CREATE KEYSPACE pgdbda WITH replication = {'class': 'SimpleStrategy', 'replication_factor': '3'} <text:s/>AND durable_writes = true;</text:p>
      <text:p text:style-name="P1">cqlsh:pgdbda&gt; </text:p>
      <text:p text:style-name="P1">cqlsh:pgdbda&gt; create table emp</text:p>
      <text:p text:style-name="P1"><text:s text:c="10"/>... (id int,</text:p>
      <text:p text:style-name="P1"><text:s text:c="10"/>... name text,</text:p>
      <text:p text:style-name="P1"><text:s text:c="10"/>... salary int,</text:p>
      <text:p text:style-name="P1"><text:s text:c="10"/>... contact int);</text:p>
      <text:p text:style-name="P1"><text:soft-page-break/>InvalidRequest: Error from server: code=2200 [Invalid query] message="No PRIMARY KEY specifed for table 'emp' (exactly one required)"</text:p>
      <text:p text:style-name="P1">cqlsh:pgdbda&gt; </text:p>
      <text:p text:style-name="P1"/>
      <text:p text:style-name="P1"/>
      <text:p text:style-name="P1"/>
      <text:p text:style-name="P1"/>
      <text:p text:style-name="P1"/>
      <text:p text:style-name="P1"/>
      <text:p text:style-name="P1">cqlsh:pgdbda&gt; create table emp</text:p>
      <text:p text:style-name="P1"><text:s text:c="10"/>... (id int primary key,</text:p>
      <text:p text:style-name="P1"><text:s text:c="10"/>... name text,</text:p>
      <text:p text:style-name="P1"><text:s text:c="10"/>... salary int,</text:p>
      <text:p text:style-name="P1"><text:s text:c="10"/>... contact int);</text:p>
      <text:p text:style-name="P1">cqlsh:pgdbda&gt; insert into emp values (101,'Amar',5600, 4567);</text:p>
      <text:p text:style-name="P1">SyntaxException: line 1:16 no viable alternative at input 'values' (insert into [emp] values...)</text:p>
      <text:p text:style-name="P1">cqlsh:pgdbda&gt; insert into emp (id,name,salary,contact) values (101,'Amar',5600, 4567);</text:p>
      <text:p text:style-name="P1">cqlsh:pgdbda&gt; insert into emp (id,name,salary,contact) values (102,'Akash',7800, 2617);</text:p>
      <text:p text:style-name="P1">cqlsh:pgdbda&gt; insert into emp (id,name,salary,contact) values (103,'Asha',4500, 9468);</text:p>
      <text:p text:style-name="P1">cqlsh:pgdbda&gt; insert into emp (id,name,salary,contact) values (104,'Neeta',8700, 8098);</text:p>
      <text:p text:style-name="P1">cqlsh:pgdbda&gt; insert into emp (id,name,salary,contact) values (105,'Rani',5900, 8234);</text:p>
      <text:p text:style-name="P1">cqlsh:pgdbda&gt; select * from emp;</text:p>
      <text:p text:style-name="P1"/>
      <text:p text:style-name="P1"><text:s/>id <text:s/>| contact | name <text:s/>| salary</text:p>
      <text:p text:style-name="P1">-----+---------+-------+--------</text:p>
      <text:p text:style-name="P1"><text:s/>105 | <text:s text:c="3"/>8234 | <text:s/>Rani | <text:s text:c="2"/>5900</text:p>
      <text:p text:style-name="P1"><text:s/>104 | <text:s text:c="3"/>8098 | Neeta | <text:s text:c="2"/>8700</text:p>
      <text:p text:style-name="P1"><text:s/>102 | <text:s text:c="3"/>2617 | Akash | <text:s text:c="2"/>7800</text:p>
      <text:p text:style-name="P1"><text:s/>101 | <text:s text:c="3"/>4567 | <text:s/>Amar | <text:s text:c="2"/>5600</text:p>
      <text:p text:style-name="P1"><text:s/>103 | <text:s text:c="3"/>9468 | <text:s/>Asha | <text:s text:c="2"/>4500</text:p>
      <text:p text:style-name="P1"/>
      <text:p text:style-name="P1">(5 rows)</text:p>
      <text:p text:style-name="P1">cqlsh:pgdbda&gt; </text:p>
      <text:p text:style-name="P1">cqlsh:pgdbda&gt; create table emp1 (id int primary key, name text, salary int default 5000, contact int);</text:p>
      <text:p text:style-name="P1">SyntaxException: line 1:61 no viable alternative at input 'default' (...key, name text, salary [int] default...)</text:p>
      <text:p text:style-name="P1">cqlsh:pgdbda&gt; create table emp1 (id int primary key, name text, salary int not null, contact int);</text:p>
      <text:p text:style-name="P1">SyntaxException: line 1:61 no viable alternative at input 'not' (...key, name text, salary [int] not...)</text:p>
      <text:p text:style-name="P1">cqlsh:pgdbda&gt; </text:p>
      <text:p text:style-name="P1"/>
      <text:p text:style-name="P1"/>
      <text:p text:style-name="P1"/>
      <text:p text:style-name="P1"/>
      <text:p text:style-name="P1"><text:soft-page-break/></text:p>
      <text:p text:style-name="P1">cqlsh:pgdbda&gt; alter table emp </text:p>
      <text:p text:style-name="P1"><text:s text:c="10"/>... add address text;</text:p>
      <text:p text:style-name="P1">cqlsh:pgdbda&gt; select * from emp;</text:p>
      <text:p text:style-name="P1"/>
      <text:p text:style-name="P1"><text:s/>id <text:s/>| address | contact | name <text:s/>| salary</text:p>
      <text:p text:style-name="P1">-----+---------+---------+-------+--------</text:p>
      <text:p text:style-name="P1"><text:s/>105 | <text:s text:c="3"/>null | <text:s text:c="3"/>8234 | <text:s/>Rani | <text:s text:c="2"/>5900</text:p>
      <text:p text:style-name="P1"><text:s/>104 | <text:s text:c="3"/>null | <text:s text:c="3"/>8098 | Neeta | <text:s text:c="2"/>8700</text:p>
      <text:p text:style-name="P1"><text:s/>102 | <text:s text:c="3"/>null | <text:s text:c="3"/>2617 | Akash | <text:s text:c="2"/>7800</text:p>
      <text:p text:style-name="P1"><text:s/>101 | <text:s text:c="3"/>null | <text:s text:c="3"/>4567 | <text:s/>Amar | <text:s text:c="2"/>5600</text:p>
      <text:p text:style-name="P1"><text:s/>103 | <text:s text:c="3"/>null | <text:s text:c="3"/>9468 | <text:s/>Asha | <text:s text:c="2"/>4500</text:p>
      <text:p text:style-name="P1"/>
      <text:p text:style-name="P1">(5 rows)</text:p>
      <text:p text:style-name="P1">cqlsh:pgdbda&gt; alter table emp <text:s/>drop address;</text:p>
      <text:p text:style-name="P1">cqlsh:pgdbda&gt; select * from emp;</text:p>
      <text:p text:style-name="P1"/>
      <text:p text:style-name="P1"><text:s/>id <text:s/>| contact | name <text:s/>| salary</text:p>
      <text:p text:style-name="P1">-----+---------+-------+--------</text:p>
      <text:p text:style-name="P1"><text:s/>105 | <text:s text:c="3"/>8234 | <text:s/>Rani | <text:s text:c="2"/>5900</text:p>
      <text:p text:style-name="P1"><text:s/>104 | <text:s text:c="3"/>8098 | Neeta | <text:s text:c="2"/>8700</text:p>
      <text:p text:style-name="P1"><text:s/>102 | <text:s text:c="3"/>2617 | Akash | <text:s text:c="2"/>7800</text:p>
      <text:p text:style-name="P1"><text:s/>101 | <text:s text:c="3"/>4567 | <text:s/>Amar | <text:s text:c="2"/>5600</text:p>
      <text:p text:style-name="P1"><text:s/>103 | <text:s text:c="3"/>9468 | <text:s/>Asha | <text:s text:c="2"/>4500</text:p>
      <text:p text:style-name="P1"/>
      <text:p text:style-name="P1">(5 rows)</text:p>
      <text:p text:style-name="P1">cqlsh:pgdbda&gt; </text:p>
      <text:p text:style-name="P1">cqlsh:pgdbda&gt; insert into emp (id,name,salary) values (106,'Raju',6900);</text:p>
      <text:p text:style-name="P1">cqlsh:pgdbda&gt; select * from emp;</text:p>
      <text:p text:style-name="P1"/>
      <text:p text:style-name="P1"><text:s/>id <text:s/>| contact | name <text:s/>| salary</text:p>
      <text:p text:style-name="P1">-----+---------+-------+--------</text:p>
      <text:p text:style-name="P1"><text:s/>105 | <text:s text:c="3"/>8234 | <text:s/>Rani | <text:s text:c="2"/>5900</text:p>
      <text:p text:style-name="P1"><text:s/>104 | <text:s text:c="3"/>8098 | Neeta | <text:s text:c="2"/>8700</text:p>
      <text:p text:style-name="P1"><text:s/>102 | <text:s text:c="3"/>2617 | Akash | <text:s text:c="2"/>7800</text:p>
      <text:p text:style-name="P1"><text:s/>106 | <text:s text:c="3"/>null | <text:s/>Raju | <text:s text:c="2"/>6900</text:p>
      <text:p text:style-name="P1"><text:s/>101 | <text:s text:c="3"/>4567 | <text:s/>Amar | <text:s text:c="2"/>5600</text:p>
      <text:p text:style-name="P1"><text:s/>103 | <text:s text:c="3"/>9468 | <text:s/>Asha | <text:s text:c="2"/>4500</text:p>
      <text:p text:style-name="P1"/>
      <text:p text:style-name="P1">(6 rows)</text:p>
      <text:p text:style-name="P1">cqlsh:pgdbda&gt; </text:p>
      <text:p text:style-name="P1">cqlsh:pgdbda&gt; update emp set contact=3535 where id=106;</text:p>
      <text:p text:style-name="P1">cqlsh:pgdbda&gt; select * from emp;</text:p>
      <text:p text:style-name="P1"/>
      <text:p text:style-name="P1"><text:s/>id <text:s/>| contact | name <text:s/>| salary</text:p>
      <text:p text:style-name="P1">-----+---------+-------+--------</text:p>
      <text:p text:style-name="P1"><text:s/>105 | <text:s text:c="3"/>8234 | <text:s/>Rani | <text:s text:c="2"/>5900</text:p>
      <text:p text:style-name="P1"><text:s/>104 | <text:s text:c="3"/>8098 | Neeta | <text:s text:c="2"/>8700</text:p>
      <text:p text:style-name="P1"><text:s/>102 | <text:s text:c="3"/>2617 | Akash | <text:s text:c="2"/>7800</text:p>
      <text:p text:style-name="P1"><text:s/>106 | <text:s text:c="3"/>3535 | <text:s/>Raju | <text:s text:c="2"/>6900</text:p>
      <text:p text:style-name="P1"><text:s/>101 | <text:s text:c="3"/>4567 | <text:s/>Amar | <text:s text:c="2"/>5600</text:p>
      <text:p text:style-name="P1"><text:s/>103 | <text:s text:c="3"/>9468 | <text:s/>Asha | <text:s text:c="2"/>4500</text:p>
      <text:p text:style-name="P1"><text:soft-page-break/></text:p>
      <text:p text:style-name="P1">(6 rows)</text:p>
      <text:p text:style-name="P1">cqlsh:pgdbda&gt; delete from emp where id = 106;</text:p>
      <text:p text:style-name="P1">cqlsh:pgdbda&gt; select * from emp;</text:p>
      <text:p text:style-name="P1"/>
      <text:p text:style-name="P1"><text:s/>id <text:s/>| contact | name <text:s/>| salary</text:p>
      <text:p text:style-name="P1">-----+---------+-------+--------</text:p>
      <text:p text:style-name="P1"><text:s/>105 | <text:s text:c="3"/>8234 | <text:s/>Rani | <text:s text:c="2"/>5900</text:p>
      <text:p text:style-name="P1"><text:s/>104 | <text:s text:c="3"/>8098 | Neeta | <text:s text:c="2"/>8700</text:p>
      <text:p text:style-name="P1"><text:s/>102 | <text:s text:c="3"/>2617 | Akash | <text:s text:c="2"/>7800</text:p>
      <text:p text:style-name="P1"><text:s/>101 | <text:s text:c="3"/>4567 | <text:s/>Amar | <text:s text:c="2"/>5600</text:p>
      <text:p text:style-name="P1"><text:s/>103 | <text:s text:c="3"/>9468 | <text:s/>Asha | <text:s text:c="2"/>4500</text:p>
      <text:p text:style-name="P1"/>
      <text:p text:style-name="P1">(5 rows)</text:p>
      <text:p text:style-name="P1">cqlsh:pgdbda&gt; select * from emp order by id;</text:p>
      <text:p text:style-name="P1">InvalidRequest: Error from server: code=2200 [Invalid query] message="ORDER BY is only supported when the partition key is restricted by an EQ or an IN."</text:p>
      <text:p text:style-name="P1">cqlsh:pgdbda&gt; select * from emp where id in (105,102); </text:p>
      <text:p text:style-name="P1"><text:s/>id <text:s/>| contact | name <text:s/>| salary</text:p>
      <text:p text:style-name="P1">-----+---------+-------+--------</text:p>
      <text:p text:style-name="P1"><text:s/>102 | <text:s text:c="3"/>2617 | Akash | <text:s text:c="2"/>7800</text:p>
      <text:p text:style-name="P1"><text:s/>105 | <text:s text:c="3"/>8234 | <text:s/>Rani | <text:s text:c="2"/>5900</text:p>
      <text:p text:style-name="P1"/>
      <text:p text:style-name="P1">(2 rows)</text:p>
      <text:p text:style-name="P1">cqlsh:pgdbda&gt; help select;</text:p>
      <text:p text:style-name="P1">cqlsh:pgdbda&gt; </text:p>
      <text:p text:style-name="P1">cqlsh:pgdbda&gt; select id,name from emp;</text:p>
      <text:p text:style-name="P1"/>
      <text:p text:style-name="P1"><text:s/>id <text:s/>| name</text:p>
      <text:p text:style-name="P1">-----+-------</text:p>
      <text:p text:style-name="P1"><text:s/>105 | <text:s/>Rani</text:p>
      <text:p text:style-name="P1"><text:s/>104 | Neeta</text:p>
      <text:p text:style-name="P1"><text:s/>102 | Akash</text:p>
      <text:p text:style-name="P1"><text:s/>101 | <text:s/>Amar</text:p>
      <text:p text:style-name="P1"><text:s/>103 | <text:s/>Asha</text:p>
      <text:p text:style-name="P1"/>
      <text:p text:style-name="P1">(5 rows)</text:p>
      <text:p text:style-name="P1">cqlsh:pgdbda&gt; select count(*) from emp;</text:p>
      <text:p text:style-name="P1"/>
      <text:p text:style-name="P1"><text:s/>count</text:p>
      <text:p text:style-name="P1">-------</text:p>
      <text:p text:style-name="P1"><text:s text:c="5"/>5</text:p>
      <text:p text:style-name="P1"/>
      <text:p text:style-name="P1">(1 rows)</text:p>
      <text:p text:style-name="P1"/>
      <text:p text:style-name="P1">Warnings :</text:p>
      <text:p text:style-name="P1">Aggregation query used without partition key</text:p>
      <text:p text:style-name="P1"/>
      <text:p text:style-name="P1">cqlsh:pgdbda&gt; select avg(salary) from emp;</text:p>
      <text:p text:style-name="P1"/>
      <text:p text:style-name="P1"><text:s/>system.avg(salary)</text:p>
      <text:p text:style-name="P1">--------------------</text:p>
      <text:p text:style-name="P1"><text:soft-page-break/><text:s text:c="15"/>6500</text:p>
      <text:p text:style-name="P1"/>
      <text:p text:style-name="P1">(1 rows)</text:p>
      <text:p text:style-name="P1"/>
      <text:p text:style-name="P1">Warnings :</text:p>
      <text:p text:style-name="P1">Aggregation query used without partition key</text:p>
      <text:p text:style-name="P1"/>
      <text:p text:style-name="P1">cqlsh:pgdbda&gt; select avg(salary) as avg from emp;</text:p>
      <text:p text:style-name="P1"/>
      <text:p text:style-name="P1"><text:s/>avg</text:p>
      <text:p text:style-name="P1">------</text:p>
      <text:p text:style-name="P1"><text:s/>6500</text:p>
      <text:p text:style-name="P1"/>
      <text:p text:style-name="P1">(1 rows)</text:p>
      <text:p text:style-name="P1"/>
      <text:p text:style-name="P1">Warnings :</text:p>
      <text:p text:style-name="P1">Aggregation query used without partition key</text:p>
      <text:p text:style-name="P1"/>
      <text:p text:style-name="P1">cqlsh:pgdbda&gt; select max(salary) as avg from emp;</text:p>
      <text:p text:style-name="P1"/>
      <text:p text:style-name="P1"><text:s/>avg</text:p>
      <text:p text:style-name="P1">------</text:p>
      <text:p text:style-name="P1"><text:s/>8700</text:p>
      <text:p text:style-name="P1"/>
      <text:p text:style-name="P1">(1 rows)</text:p>
      <text:p text:style-name="P1"/>
      <text:p text:style-name="P1">Warnings :</text:p>
      <text:p text:style-name="P1">Aggregation query used without partition key</text:p>
      <text:p text:style-name="P1"/>
      <text:p text:style-name="P1">cqlsh:pgdbda&gt; select min(salary) as avg from emp;</text:p>
      <text:p text:style-name="P1"/>
      <text:p text:style-name="P1"><text:s/>avg</text:p>
      <text:p text:style-name="P1">------</text:p>
      <text:p text:style-name="P1"><text:s/>4500</text:p>
      <text:p text:style-name="P1"/>
      <text:p text:style-name="P1">(1 rows)</text:p>
      <text:p text:style-name="P1"/>
      <text:p text:style-name="P1">Warnings :</text:p>
      <text:p text:style-name="P1">Aggregation query used without partition key</text:p>
      <text:p text:style-name="P1"/>
      <text:p text:style-name="P1">cqlsh:pgdbda&gt; select sum(salary) as avg from emp;</text:p>
      <text:p text:style-name="P1"/>
      <text:p text:style-name="P1"><text:s/>avg</text:p>
      <text:p text:style-name="P1">-------</text:p>
      <text:p text:style-name="P1"><text:s/>32500</text:p>
      <text:p text:style-name="P1"/>
      <text:p text:style-name="P1">(1 rows)</text:p>
      <text:p text:style-name="P1"/>
      <text:p text:style-name="P1">Warnings :</text:p>
      <text:p text:style-name="P1">Aggregation query used without partition key</text:p>
      <text:p text:style-name="P1"/>
      <text:p text:style-name="P1">cqlsh:pgdbda&gt; </text:p>
      <text:p text:style-name="P1"><text:soft-page-break/>cqlsh:pgdbda&gt; select sum(salary) as avg from emp where salary &gt; 6000;</text:p>
      <text:p text:style-name="P1">InvalidRequest: Error from server: code=2200 [Invalid query] message="Cannot execute this query as it might involve data filtering and thus may have unpredictable performance. If you want to execute this query despite the performance unpredictability, use ALLOW FILTERING"</text:p>
      <text:p text:style-name="P1">cqlsh:pgdbda&gt; </text:p>
      <text:p text:style-name="P1"/>
      <text:p text:style-name="P1"/>
      <text:p text:style-name="P1"/>
      <text:p text:style-name="P1"/>
      <text:p text:style-name="P1"/>
      <text:p text:style-name="P1"/>
      <text:p text:style-name="P1">cqlsh:pgdbda&gt; select * from emp;</text:p>
      <text:p text:style-name="P1"/>
      <text:p text:style-name="P1"><text:s/>id <text:s/>| contact | name <text:s/>| salary</text:p>
      <text:p text:style-name="P1">-----+---------+-------+--------</text:p>
      <text:p text:style-name="P1"><text:s/>105 | <text:s text:c="3"/>8234 | <text:s/>Rani | <text:s text:c="2"/>5900</text:p>
      <text:p text:style-name="P1"><text:s/>104 | <text:s text:c="3"/>8098 | Neeta | <text:s text:c="2"/>8700</text:p>
      <text:p text:style-name="P1"><text:s/>102 | <text:s text:c="3"/>2617 | Akash | <text:s text:c="2"/>7800</text:p>
      <text:p text:style-name="P1"><text:s/>101 | <text:s text:c="3"/>4567 | <text:s/>Amar | <text:s text:c="2"/>5600</text:p>
      <text:p text:style-name="P1"><text:s/>103 | <text:s text:c="3"/>9468 | <text:s/>Asha | <text:s text:c="2"/>4500</text:p>
      <text:p text:style-name="P1"/>
      <text:p text:style-name="P1">(5 rows)</text:p>
      <text:p text:style-name="P1">cqlsh:pgdbda&gt; select * from emp where salary &gt; 6000;</text:p>
      <text:p text:style-name="P1">InvalidRequest: Error from server: code=2200 [Invalid query] message="Cannot execute this query as it might involve data filtering and thus may have unpredictable performance. If you want to execute this query despite the performance unpredictability, use ALLOW FILTERING"</text:p>
      <text:p text:style-name="P1">cqlsh:pgdbda&gt; select * from emp where salary &gt; 6000 allow filtering;</text:p>
      <text:p text:style-name="P1"/>
      <text:p text:style-name="P1"><text:s/>id <text:s/>| contact | name <text:s/>| salary</text:p>
      <text:p text:style-name="P1">-----+---------+-------+--------</text:p>
      <text:p text:style-name="P1"><text:s/>104 | <text:s text:c="3"/>8098 | Neeta | <text:s text:c="2"/>8700</text:p>
      <text:p text:style-name="P1"><text:s/>102 | <text:s text:c="3"/>2617 | Akash | <text:s text:c="2"/>7800</text:p>
      <text:p text:style-name="P1"/>
      <text:p text:style-name="P1">(2 rows)</text:p>
      <text:p text:style-name="P1">cqlsh:pgdbda&gt; </text:p>
      <text:p text:style-name="P1">cqlsh:pgdbda&gt; select * from emp limit 3;</text:p>
      <text:p text:style-name="P1"/>
      <text:p text:style-name="P1"><text:s/>id <text:s/>| contact | name <text:s/>| salary</text:p>
      <text:p text:style-name="P1">-----+---------+-------+--------</text:p>
      <text:p text:style-name="P1"><text:s/>105 | <text:s text:c="3"/>8234 | <text:s/>Rani | <text:s text:c="2"/>5900</text:p>
      <text:p text:style-name="P1"><text:s/>104 | <text:s text:c="3"/>8098 | Neeta | <text:s text:c="2"/>8700</text:p>
      <text:p text:style-name="P1"><text:s/>102 | <text:s text:c="3"/>2617 | Akash | <text:s text:c="2"/>7800</text:p>
      <text:p text:style-name="P1"/>
      <text:p text:style-name="P1">(3 rows)</text:p>
      <text:p text:style-name="P1">cqlsh:pgdbda&gt; </text:p>
      <text:p text:style-name="P1">cqlsh:pgdbda&gt; create table student</text:p>
      <text:p text:style-name="P1"><text:s text:c="10"/>... </text:p>
      <text:p text:style-name="P1"><text:soft-page-break/>cqlsh:pgdbda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qlsh:pgdbda&gt; create table facebook</text:p>
      <text:p text:style-name="P1"><text:s text:c="10"/>... (id int,</text:p>
      <text:p text:style-name="P1"><text:s text:c="10"/>... type text,</text:p>
      <text:p text:style-name="P1"><text:s text:c="10"/>... likes int,</text:p>
      <text:p text:style-name="P1"><text:s text:c="10"/>... comments int,</text:p>
      <text:p text:style-name="P1"><text:s text:c="10"/>... shares int,</text:p>
      <text:p text:style-name="P1"><text:s text:c="10"/>... primary key(id, type));</text:p>
      <text:p text:style-name="P1">cqlsh:pgdbda&gt; describe facebook;</text:p>
      <text:p text:style-name="P1"/>
      <text:p text:style-name="P1">CREATE TABLE pgdbda.facebook (</text:p>
      <text:p text:style-name="P1"><text:s text:c="4"/>id int,</text:p>
      <text:p text:style-name="P1"><text:s text:c="4"/>type text,</text:p>
      <text:p text:style-name="P1"><text:s text:c="4"/>comments int,</text:p>
      <text:p text:style-name="P1"><text:s text:c="4"/>likes int,</text:p>
      <text:p text:style-name="P1"><text:s text:c="4"/>shares int,</text:p>
      <text:p text:style-name="P1"><text:s text:c="4"/>PRIMARY KEY (id, type)</text:p>
      <text:p text:style-name="P1">) WITH CLUSTERING ORDER BY (type ASC)</text:p>
      <text:p text:style-name="P1"><text:s text:c="4"/>AND additional_write_policy = '99p'</text:p>
      <text:p text:style-name="P1"><text:s text:c="4"/>AND bloom_filter_fp_chance = 0.01</text:p>
      <text:p text:style-name="P1"><text:s text:c="4"/>AND caching = {'keys': 'ALL', 'rows_per_partition': 'NONE'}</text:p>
      <text:p text:style-name="P1"><text:s text:c="4"/>AND cdc = false</text:p>
      <text:p text:style-name="P1"><text:s text:c="4"/>AND comment = ''</text:p>
      <text:p text:style-name="P1"><text:s text:c="4"/>AND compaction = {'class': 'org.apache.cassandra.db.compaction.SizeTieredCompactionStrategy', 'max_threshold': '32', 'min_threshold': '4'}</text:p>
      <text:p text:style-name="P1"><text:s text:c="4"/>AND compression = {'chunk_length_in_kb': '16', 'class': 'org.apache.cassandra.io.compress.LZ4Compressor'}</text:p>
      <text:p text:style-name="P1"><text:s text:c="4"/>AND crc_check_chance = 1.0</text:p>
      <text:p text:style-name="P1"><text:s text:c="4"/>AND default_time_to_live = 0</text:p>
      <text:p text:style-name="P1"><text:s text:c="4"/>AND extensions = {}</text:p>
      <text:p text:style-name="P1"><text:s text:c="4"/>AND gc_grace_seconds = 864000</text:p>
      <text:p text:style-name="P1"><text:s text:c="4"/>AND max_index_interval = 2048</text:p>
      <text:p text:style-name="P1"><text:s text:c="4"/>AND memtable_flush_period_in_ms = 0</text:p>
      <text:p text:style-name="P1"><text:s text:c="4"/>AND min_index_interval = 128</text:p>
      <text:p text:style-name="P1"><text:s text:c="4"/>AND read_repair = 'BLOCKING'</text:p>
      <text:p text:style-name="P1"><text:s text:c="4"/>AND speculative_retry = '99p';</text:p>
      <text:p text:style-name="P1">cqlsh:pgdbda&gt; alter facebook</text:p>
      <text:p text:style-name="P1"><text:s text:c="10"/>... </text:p>
      <text:p text:style-name="P1">cqlsh:pgdbda&gt; </text:p>
      <text:p text:style-name="P1">cqlsh:pgdbda&gt; alter table facebook</text:p>
      <text:p text:style-name="P1"><text:soft-page-break/><text:s text:c="10"/>... with </text:p>
      <text:p text:style-name="P1"><text:s text:c="10"/>... primary key(id, type);</text:p>
      <text:p text:style-name="P1">SyntaxException: line 3:0 no viable alternative at input 'primary' (alter table facebookwith [primary]...)</text:p>
      <text:p text:style-name="P1">cqlsh:pgdbda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qlsh:pgdbda&gt; select * from facebook where id=2;</text:p>
      <text:p text:style-name="P1"/>
      <text:p text:style-name="P1"><text:s/>id | type | comments | likes | shares</text:p>
      <text:p text:style-name="P1">----+------+----------+-------+--------</text:p>
      <text:p text:style-name="P1"/>
      <text:p text:style-name="P1">(0 rows)</text:p>
      <text:p text:style-name="P1">cqlsh:pgdbda&gt; select * from facebook where id=2 order by type;</text:p>
      <text:p text:style-name="P1"/>
      <text:p text:style-name="P1"><text:s/>id | type | comments | likes | shares</text:p>
      <text:p text:style-name="P1">----+------+----------+-------+--------</text:p>
      <text:p text:style-name="P1"/>
      <text:p text:style-name="P1">(0 rows)</text:p>
      <text:p text:style-name="P1">cqlsh:pgdbda&gt; </text:p>
      <text:p text:style-name="P1"/>
      <text:p text:style-name="P1"/>
      <text:p text:style-name="P1"/>
      <text:p text:style-name="P1">cqlsh:pgdbda&gt; select * from facebook order by type;</text:p>
      <text:p text:style-name="P1">InvalidRequest: Error from server: code=2200 [Invalid query] message="ORDER BY is only supported when the partition key is restricted by an EQ or an IN."</text:p>
      <text:p text:style-name="P1">cqlsh:pgdbda&gt; select * from facebook where id=2 order by type;</text:p>
      <text:p text:style-name="P1"/>
      <text:p text:style-name="P1"><text:s/>id | type | comments | likes | shares</text:p>
      <text:p text:style-name="P1">----+------+----------+-------+--------</text:p>
      <text:p text:style-name="P1"/>
      <text:p text:style-name="P1">(0 rows)</text:p>
      <text:p text:style-name="P1">cqlsh:pgdbda&gt; select * from facebook where id&lt;10 order by type;</text:p>
      <text:p text:style-name="P1">InvalidRequest: Error from server: code=2200 [Invalid query] message="Cannot execute this query as it might involve data filtering and thus may have unpredictable performance. If you want to execute this query despite the performance unpredictability, use ALLOW FILTERING"</text:p>
      <text:p text:style-name="P1">cqlsh:pgdbda&gt; select * from facebook where id&lt;10 order by type allow filtering;</text:p>
      <text:p text:style-name="P1">InvalidRequest: Error from server: code=2200 [Invalid query] message="ORDER BY is only supported when the partition key is restricted by an EQ or an IN."</text:p>
      <text:p text:style-name="P1">cqlsh:pgdbda&gt; select * from facebook order by type;</text:p>
      <text:p text:style-name="P1"><text:soft-page-break/>InvalidRequest: Error from server: code=2200 [Invalid query] message="ORDER BY is only supported when the partition key is restricted by an EQ or an IN."</text:p>
      <text:p text:style-name="P1">cqlsh:pgdbda&gt; select type from facebook group by type;</text:p>
      <text:p text:style-name="P1">InvalidRequest: Error from server: code=2200 [Invalid query] message="Group by currently only support groups of columns following their declared order in the PRIMARY KEY"</text:p>
      <text:p text:style-name="P1">cqlsh:pgdbda&gt; select type from facebook group by (id,type);</text:p>
      <text:p text:style-name="P1">SyntaxException: line 1:35 no viable alternative at input '(' (...type from facebook group by [(]...)</text:p>
      <text:p text:style-name="P1">cqlsh:pgdbda&gt; </text:p>
      <text:p text:style-name="P1">cqlsh:pgdbda&gt; insert into facebook (post_id,type,likes,comments,shares) values (101,'text',45,3,2);</text:p>
      <text:p text:style-name="P1">InvalidRequest: Error from server: code=2200 [Invalid query] message="Undefined column name post_id in table pgdbda.facebook"</text:p>
      <text:p text:style-name="P1">cqlsh:pgdbda&gt; insert into facebook (id,type,likes,comments,shares) values (101,'text',45,3,2);</text:p>
      <text:p text:style-name="P1">cqlsh:pgdbda&gt; insert into facebook (id,type,likes,comments,shares) values (102,'link',23,6,1);</text:p>
      <text:p text:style-name="P1">cqlsh:pgdbda&gt; insert into facebook (id,type,likes,comments,shares) values (103,'photo',244,56,6);</text:p>
      <text:p text:style-name="P1">cqlsh:pgdbda&gt; insert into facebook (id,type,likes,comments,shares) values (104,'photo',42,12,2);</text:p>
      <text:p text:style-name="P1">cqlsh:pgdbda&gt; </text:p>
      <text:p text:style-name="P1"/>
      <text:p text:style-name="P1"/>
      <text:p text:style-name="P1"/>
      <text:p text:style-name="P1">cqlsh:pgdbda&gt; select * from facebook;</text:p>
      <text:p text:style-name="P1"/>
      <text:p text:style-name="P1"><text:s/>id <text:s/>| type <text:s/>| comments | likes | shares</text:p>
      <text:p text:style-name="P1">-----+-------+----------+-------+--------</text:p>
      <text:p text:style-name="P1"><text:s/>104 | photo | <text:s text:c="6"/>12 | <text:s text:c="3"/>42 | <text:s text:c="5"/>2</text:p>
      <text:p text:style-name="P1"><text:s/>102 | <text:s/>link | <text:s text:c="7"/>6 | <text:s text:c="3"/>23 | <text:s text:c="5"/>1</text:p>
      <text:p text:style-name="P1"><text:s/>101 | <text:s/>text | <text:s text:c="7"/>3 | <text:s text:c="3"/>45 | <text:s text:c="5"/>2</text:p>
      <text:p text:style-name="P1"><text:s/>103 | photo | <text:s text:c="6"/>56 | <text:s text:c="2"/>244 | <text:s text:c="5"/>6</text:p>
      <text:p text:style-name="P1"/>
      <text:p text:style-name="P1">(4 rows)</text:p>
      <text:p text:style-name="P1">cqlsh:pgdbda&gt; select * from facebook group by type;</text:p>
      <text:p text:style-name="P1">InvalidRequest: Error from server: code=2200 [Invalid query] message="Group by currently only support groups of columns following their declared order in the PRIMARY KEY"</text:p>
      <text:p text:style-name="P1">cqlsh:pgdbda&gt; select type from facebook group by type;</text:p>
      <text:p text:style-name="P1">InvalidRequest: Error from server: code=2200 [Invalid query] message="Group by currently only support groups of columns following their declared order in the PRIMARY KEY"</text:p>
      <text:p text:style-name="P1">cqlsh:pgdbda&gt; select type from facebook group by id,type;</text:p>
      <text:p text:style-name="P1"/>
      <text:p text:style-name="P1"><text:s/>type</text:p>
      <text:p text:style-name="P1">-------</text:p>
      <text:p text:style-name="P1"><text:s/>photo</text:p>
      <text:p text:style-name="P1"><text:s text:c="2"/>link</text:p>
      <text:p text:style-name="P1"><text:s text:c="2"/>text</text:p>
      <text:p text:style-name="P1"><text:s/>photo</text:p>
      <text:p text:style-name="P1"><text:soft-page-break/></text:p>
      <text:p text:style-name="P1">(4 rows)</text:p>
      <text:p text:style-name="P1"/>
      <text:p text:style-name="P1">Warnings :</text:p>
      <text:p text:style-name="P1">Aggregation query used without partition key</text:p>
      <text:p text:style-name="P1"/>
      <text:p text:style-name="P1">cqlsh:pgdbda&gt; select sum(linkes),type from facebook group by id,type;</text:p>
      <text:p text:style-name="P1">InvalidRequest: Error from server: code=2200 [Invalid query] message="Undefined column name linkes in table pgdbda.facebook"</text:p>
      <text:p text:style-name="P1">cqlsh:pgdbda&gt; select sum(likes),type from facebook group by id,type;</text:p>
      <text:p text:style-name="P1"/>
      <text:p text:style-name="P1"><text:s/>system.sum(likes) | type</text:p>
      <text:p text:style-name="P1">-------------------+-------</text:p>
      <text:p text:style-name="P1"><text:s text:c="16"/>42 | photo</text:p>
      <text:p text:style-name="P1"><text:s text:c="16"/>23 | <text:s/>link</text:p>
      <text:p text:style-name="P1"><text:s text:c="16"/>45 | <text:s/>text</text:p>
      <text:p text:style-name="P1"><text:s text:c="15"/>244 | photo</text:p>
      <text:p text:style-name="P1"/>
      <text:p text:style-name="P1">(4 rows)</text:p>
      <text:p text:style-name="P1"/>
      <text:p text:style-name="P1">Warnings :</text:p>
      <text:p text:style-name="P1">Aggregation query used without partition key</text:p>
      <text:p text:style-name="P1"/>
      <text:p text:style-name="P1">cqlsh:pgdbda&gt; select sum(likes),type from facebook group by id,type;</text:p>
      <text:p text:style-name="P1"/>
      <text:p text:style-name="P1"><text:s/>system.sum(likes) | type</text:p>
      <text:p text:style-name="P1">-------------------+-------</text:p>
      <text:p text:style-name="P1"><text:s text:c="16"/>42 | photo</text:p>
      <text:p text:style-name="P1"><text:s text:c="16"/>23 | <text:s/>link</text:p>
      <text:p text:style-name="P1"><text:s text:c="16"/>45 | <text:s/>text</text:p>
      <text:p text:style-name="P1"><text:s text:c="15"/>244 | photo</text:p>
      <text:p text:style-name="P1"/>
      <text:p text:style-name="P1">(4 rows)</text:p>
      <text:p text:style-name="P1"/>
      <text:p text:style-name="P1">Warnings :</text:p>
      <text:p text:style-name="P1">Aggregation query used without partition key</text:p>
      <text:p text:style-name="P1"/>
      <text:p text:style-name="P1">cqlsh:pgdbda&gt; select * from facebook where type='photo' order by id;</text:p>
      <text:p text:style-name="P1">InvalidRequest: Error from server: code=2200 [Invalid query] message="ORDER BY is only supported when the partition key is restricted by an EQ or an IN."</text:p>
      <text:p text:style-name="P1">cqlsh:pgdbda&gt; select * from facebook where type='photo';</text:p>
      <text:p text:style-name="P1">InvalidRequest: Error from server: code=2200 [Invalid query] message="Cannot execute this query as it might involve data filtering and thus may have unpredictable performance. If you want to execute this query despite the performance unpredictability, use ALLOW FILTERING"</text:p>
      <text:p text:style-name="P1">cqlsh:pgdbda&gt; select * from facebook where type='photo' order by id allow filtering;</text:p>
      <text:p text:style-name="P1"><text:soft-page-break/>InvalidRequest: Error from server: code=2200 [Invalid query] message="ORDER BY is only supported when the partition key is restricted by an EQ or an IN."</text:p>
      <text:p text:style-name="P1">cqlsh:pgdbda&gt; </text:p>
      <text:p text:style-name="P1">cqlsh:pgdbda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qlsh:pgdbda&gt; select * from facebook where id &gt; 5;</text:p>
      <text:p text:style-name="P1">InvalidRequest: Error from server: code=2200 [Invalid query] message="Cannot execute this query as it might involve data filtering and thus may have unpredictable performance. If you want to execute this query despite the performance unpredictability, use ALLOW FILTERING"</text:p>
      <text:p text:style-name="P1">cqlsh:pgdbda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qlsh:pgdbda&gt; select * from facebook where id &gt; 5 allow filtering;</text:p>
      <text:p text:style-name="P1"/>
      <text:p text:style-name="P1"><text:s/>id <text:s/>| type <text:s/>| comments | likes | shares</text:p>
      <text:p text:style-name="P1">-----+-------+----------+-------+--------</text:p>
      <text:p text:style-name="P1"><text:s/>104 | photo | <text:s text:c="6"/>12 | <text:s text:c="3"/>42 | <text:s text:c="5"/>2</text:p>
      <text:p text:style-name="P1"><text:s/>102 | <text:s/>link | <text:s text:c="7"/>6 | <text:s text:c="2"/>123 | <text:s text:c="5"/>1</text:p>
      <text:p text:style-name="P1"><text:s/>101 | <text:s/>text | <text:s text:c="7"/>3 | <text:s text:c="3"/>45 | <text:s text:c="5"/>2</text:p>
      <text:p text:style-name="P1"><text:s/>103 | photo | <text:s text:c="6"/>56 | <text:s text:c="2"/>244 | <text:s text:c="5"/>6</text:p>
      <text:p text:style-name="P1"/>
      <text:p text:style-name="P1">(4 rows)</text:p>
      <text:p text:style-name="P1">cqlsh:pgdbda&gt; update facebook set likes=34 where id&gt;100;</text:p>
      <text:p text:style-name="P1">InvalidRequest: Error from server: code=2200 [Invalid query] message="Only EQ and IN relation are supported on the partition key (unless you use the token() function) for UPDATE statements"</text:p>
      <text:p text:style-name="P1">cqlsh:pgdbda&gt; </text:p>
      <text:p text:style-name="P1">cqlsh:pgdbda&gt; create table teachers</text:p>
      <text:p text:style-name="P1"><text:s text:c="10"/>... (srno int,</text:p>
      <text:p text:style-name="P1"><text:s text:c="10"/>... name text,</text:p>
      <text:p text:style-name="P1"><text:s text:c="10"/>... subject text,</text:p>
      <text:p text:style-name="P1"><text:s text:c="10"/>... exp int,</text:p>
      <text:p text:style-name="P1"><text:s text:c="10"/>... primary key(srno));</text:p>
      <text:p text:style-name="P1"><text:soft-page-break/>OperationTimedOut: errors={'127.0.0.1:9042': 'Client request timeout. See Session.execute[_async](timeout)'}, last_host=127.0.0.1:9042</text:p>
      <text:p text:style-name="P1">cqlsh:pgdbda&gt; </text:p>
      <text:p text:style-name="P1"/>
      <text:p text:style-name="P1"/>
      <text:p text:style-name="P1"/>
      <text:p text:style-name="P1"/>
      <text:p text:style-name="P1"/>
      <text:p text:style-name="P1">cqlsh:pgdbda&gt; create table teachers (srno int, name text, subject text, exp int, primary key(srno));</text:p>
      <text:p text:style-name="P1">^C</text:p>
      <text:p text:style-name="P1">cqlsh:pgdbda&gt; </text:p>
      <text:p text:style-name="P1">mitu@skillologies:~$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itu@skillologies:~$ cqlsh</text:p>
      <text:p text:style-name="P1">Connected to Test Cluster at localhost:9042</text:p>
      <text:p text:style-name="P1">[cqlsh 6.0.0 | Cassandra 4.0.5 | CQL spec 3.4.5 | Native protocol v5]</text:p>
      <text:p text:style-name="P1">Use HELP for help.</text:p>
      <text:p text:style-name="P1">cqlsh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qlsh&gt; use pgdbda;</text:p>
      <text:p text:style-name="P1">cqlsh:pgdbda&gt; create table teachers (srno int, name text, subject text, exp int, primary key(srno));</text:p>
      <text:p text:style-name="P1">AlreadyExists: Table 'pgdbda.teachers' already exists</text:p>
      <text:p text:style-name="P1">cqlsh:pgdbda&gt; describe teachers;</text:p>
      <text:p text:style-name="P1"/>
      <text:p text:style-name="P1">CREATE TABLE pgdbda.teachers (</text:p>
      <text:p text:style-name="P1"><text:s text:c="4"/>srno int PRIMARY KEY,</text:p>
      <text:p text:style-name="P1"><text:s text:c="4"/>exp int,</text:p>
      <text:p text:style-name="P1"><text:s text:c="4"/>name text,</text:p>
      <text:p text:style-name="P1"><text:s text:c="4"/>subject text</text:p>
      <text:p text:style-name="P1">) WITH additional_write_policy = '99p'</text:p>
      <text:p text:style-name="P1"><text:s text:c="4"/>AND bloom_filter_fp_chance = 0.01</text:p>
      <text:p text:style-name="P1"><text:s text:c="4"/>AND caching = {'keys': 'ALL', 'rows_per_partition': 'NONE'}</text:p>
      <text:p text:style-name="P1"><text:soft-page-break/><text:s text:c="4"/>AND cdc = false</text:p>
      <text:p text:style-name="P1"><text:s text:c="4"/>AND comment = ''</text:p>
      <text:p text:style-name="P1"><text:s text:c="4"/>AND compaction = {'class': 'org.apache.cassandra.db.compaction.SizeTieredCompactionStrategy', 'max_threshold': '32', 'min_threshold': '4'}</text:p>
      <text:p text:style-name="P1"><text:s text:c="4"/>AND compression = {'chunk_length_in_kb': '16', 'class': 'org.apache.cassandra.io.compress.LZ4Compressor'}</text:p>
      <text:p text:style-name="P1"><text:s text:c="4"/>AND crc_check_chance = 1.0</text:p>
      <text:p text:style-name="P1"><text:s text:c="4"/>AND default_time_to_live = 0</text:p>
      <text:p text:style-name="P1"><text:s text:c="4"/>AND extensions = {}</text:p>
      <text:p text:style-name="P1"><text:s text:c="4"/>AND gc_grace_seconds = 864000</text:p>
      <text:p text:style-name="P1"><text:s text:c="4"/>AND max_index_interval = 2048</text:p>
      <text:p text:style-name="P1"><text:s text:c="4"/>AND memtable_flush_period_in_ms = 0</text:p>
      <text:p text:style-name="P1"><text:s text:c="4"/>AND min_index_interval = 128</text:p>
      <text:p text:style-name="P1"><text:s text:c="4"/>AND read_repair = 'BLOCKING'</text:p>
      <text:p text:style-name="P1"><text:s text:c="4"/>AND speculative_retry = '99p';</text:p>
      <text:p text:style-name="P1">cqlsh:pgdbda&gt; </text:p>
      <text:p text:style-name="P1">cqlsh:pgdbda&gt; begin batch</text:p>
      <text:p text:style-name="P1"><text:s text:c="10"/>... insert into teachers (srno,exp,name,subject) values (1,10,'Pratap','XYZ');</text:p>
      <text:p text:style-name="P1"><text:s text:c="10"/>... insert into teachers (srno,exp,name,subject) values (2,4,'Raj','TVF');</text:p>
      <text:p text:style-name="P1"><text:s text:c="10"/>... insert into teachers (srno,exp,name,subject) values (3,6,'Ram','WDD');</text:p>
      <text:p text:style-name="P1"><text:s text:c="10"/>... apply batch;</text:p>
      <text:p text:style-name="P1">cqlsh:pgdbda&gt; select * from teachers</text:p>
      <text:p text:style-name="P1"><text:s text:c="10"/>... ;</text:p>
      <text:p text:style-name="P1"/>
      <text:p text:style-name="P1"><text:s/>srno | exp | name <text:s text:c="2"/>| subject</text:p>
      <text:p text:style-name="P1">------+-----+--------+---------</text:p>
      <text:p text:style-name="P1"><text:s text:c="4"/>1 | <text:s/>10 | Pratap | <text:s text:c="4"/>XYZ</text:p>
      <text:p text:style-name="P1"><text:s text:c="4"/>2 | <text:s text:c="2"/>4 | <text:s text:c="3"/>Raj | <text:s text:c="4"/>TVF</text:p>
      <text:p text:style-name="P1"><text:s text:c="4"/>3 | <text:s text:c="2"/>6 | <text:s text:c="3"/>Ram | <text:s text:c="4"/>WDD</text:p>
      <text:p text:style-name="P1"/>
      <text:p text:style-name="P1">(3 rows)</text:p>
      <text:p text:style-name="P1">cqlsh:pgdbda&gt; </text:p>
      <text:p text:style-name="P1">cqlsh:pgdbda&gt; create table mydata</text:p>
      <text:p text:style-name="P1"><text:s text:c="10"/>... (roll int,</text:p>
      <text:p text:style-name="P1"><text:s text:c="10"/>... name text,</text:p>
      <text:p text:style-name="P1"><text:s text:c="10"/>... email list&lt;text&gt;);</text:p>
      <text:p text:style-name="P1">InvalidRequest: Error from server: code=2200 [Invalid query] message="No PRIMARY KEY specifed for table 'mydata' (exactly one required)"</text:p>
      <text:p text:style-name="P1">cqlsh:pgdbda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qlsh:pgdbda&gt; create table mydata (roll int primary key, name text, email list&lt;text&gt;);</text:p>
      <text:p text:style-name="P1"><text:soft-page-break/>cqlsh:pgdbda&gt; insert into mydata (roll,name,email) values (1,'Kavita',['kav@gmail.com','kns@india.com']);</text:p>
      <text:p text:style-name="P1">cqlsh:pgdbda&gt; insert into mydata (roll,name,email) values (2,'Savita',['savita@gmail.com']);</text:p>
      <text:p text:style-name="P1">cqlsh:pgdbda&gt; insert into mydata (roll,name,email) values (3,'Satish',['sat345@gmail.com','sxut@yahoo.in','q12345@google.com']);</text:p>
      <text:p text:style-name="P1">cqlsh:pgdbda&gt; insert into mydata (roll,name,email) values (4,'Ranjan',['rsk@gmail.com','rrr@india.com']);</text:p>
      <text:p text:style-name="P1">cqlsh:pgdbda&gt; select * from mydata;</text:p>
      <text:p text:style-name="P1"/>
      <text:p text:style-name="P1"><text:s/>roll | email <text:s text:c="53"/>| name</text:p>
      <text:p text:style-name="P1">------+------------------------------------------------------------+--------</text:p>
      <text:p text:style-name="P1"><text:s text:c="4"/>1 | <text:s text:c="24"/>['kav@gmail.com', 'kns@india.com'] | Kavita</text:p>
      <text:p text:style-name="P1"><text:s text:c="4"/>2 | <text:s text:c="38"/>['savita@gmail.com'] | Savita</text:p>
      <text:p text:style-name="P1"><text:s text:c="4"/>4 | <text:s text:c="24"/>['rsk@gmail.com', 'rrr@india.com'] | Ranjan</text:p>
      <text:p text:style-name="P1"><text:s text:c="4"/>3 | ['sat345@gmail.com', 'sxut@yahoo.in', 'q12345@google.com'] | Satish</text:p>
      <text:p text:style-name="P1"/>
      <text:p text:style-name="P1">(4 rows)</text:p>
      <text:p text:style-name="P1">cqlsh:pgdbda&gt; select email from mydata;</text:p>
      <text:p text:style-name="P1"/>
      <text:p text:style-name="P1"><text:s/>email</text:p>
      <text:p text:style-name="P1">------------------------------------------------------------</text:p>
      <text:p text:style-name="P1"><text:s text:c="25"/>['kav@gmail.com', 'kns@india.com']</text:p>
      <text:p text:style-name="P1"><text:s text:c="39"/>['savita@gmail.com']</text:p>
      <text:p text:style-name="P1"><text:s text:c="25"/>['rsk@gmail.com', 'rrr@india.com']</text:p>
      <text:p text:style-name="P1"><text:s/>['sat345@gmail.com', 'sxut@yahoo.in', 'q12345@google.com']</text:p>
      <text:p text:style-name="P1"/>
      <text:p text:style-name="P1">(4 rows)</text:p>
      <text:p text:style-name="P1">cqlsh:pgdbda&gt; select email[0] from mydata;</text:p>
      <text:p text:style-name="P1">InvalidRequest: Error from server: code=2200 [Invalid query] message="Element selection is only allowed on sets and maps, but email is a list"</text:p>
      <text:p text:style-name="P1">cqlsh:pgdbda&gt; CREATE TYPE card (</text:p>
      <text:p text:style-name="P1"><text:s text:c="10"/>... num int,</text:p>
      <text:p text:style-name="P1"><text:s text:c="10"/>... pin int);</text:p>
      <text:p text:style-name="P1">cqlsh:pgdbda&gt; create table val (id int, name card);</text:p>
      <text:p text:style-name="P1">InvalidRequest: Error from server: code=2200 [Invalid query] message="No PRIMARY KEY specifed for table 'val' (exactly one required)"</text:p>
      <text:p text:style-name="P1">cqlsh:pgdbda&gt; create table val (id int, name &lt;card&gt;);</text:p>
      <text:p text:style-name="P1">SyntaxException: line 1:31 no viable alternative at input '&lt;' (...val (id int, name [&lt;]...)</text:p>
      <text:p text:style-name="P1">cqlsh:pgdbda&gt; drop table val;</text:p>
      <text:p text:style-name="P1">InvalidRequest: Error from server: code=2200 [Invalid query] message="Table 'pgdbda.val' doesn't exist"</text:p>
      <text:p text:style-name="P1"><text:soft-page-break/>cqlsh:pgdbda&gt; create table val (id int primary key, name card);</text:p>
      <text:p text:style-name="P1">cqlsh:pgdbda&gt; insert into student(id,name) values (1,&lt;4,5&gt;);</text:p>
      <text:p text:style-name="P1">SyntaxException: line 1:39 no viable alternative at input '&lt;' (...id,name) values (1,[&lt;]...)</text:p>
      <text:p text:style-name="P1">cqlsh:pgdbda&gt; insert into student(id,name) values (1,[4,5]);</text:p>
      <text:p text:style-name="P1">InvalidRequest: Error from server: code=2200 [Invalid query] message="table student does not exist"</text:p>
      <text:p text:style-name="P1">cqlsh:pgdbda&gt; insert into val(id,name) values (1,[4,5]);</text:p>
      <text:p text:style-name="P1">InvalidRequest: Error from server: code=2200 [Invalid query] message="Invalid list literal for name of type card"</text:p>
      <text:p text:style-name="P1">cqlsh:pgdbda&gt; insert into val(id,name) values (1,&lt;4,5&gt;);</text:p>
      <text:p text:style-name="P1">SyntaxException: line 1:35 no viable alternative at input '&lt;' (...id,name) values (1,[&lt;]...)</text:p>
      <text:p text:style-name="P1">cqlsh:pgdbda&gt; insert into val(id,name) values (1,4,5);</text:p>
      <text:p text:style-name="P1">InvalidRequest: Error from server: code=2200 [Invalid query] message="Unmatched column names/values"</text:p>
      <text:p text:style-name="P1">cqlsh:pgdbda&gt; insert into val(id,name) values (1,{num:4,pin:5]);</text:p>
      <text:p text:style-name="P1">SyntaxException: line 1:47 mismatched input ']' expecting '}' (...1,{num:4,pin:5[]])...)</text:p>
      <text:p text:style-name="P1">cqlsh:pgdbda&gt; insert into val(id,name) values (1,&lt;num:4,pin:5&gt;);</text:p>
      <text:p text:style-name="P1">SyntaxException: line 1:35 no viable alternative at input '&lt;' (...id,name) values (1,[&lt;]...)</text:p>
      <text:p text:style-name="P1">cqlsh:pgdbda&gt; insert into val(id,name) values (1,(4,5));</text:p>
      <text:p text:style-name="P1">NoHostAvailable: ('Unable to complete the operation against any hosts', {&lt;Host: 127.0.0.1:9042 datacenter1&gt;: &lt;Error from server: code=0000 [Server error] message="java.lang.ClassCastException: org.apache.cassandra.cql3.Tuples$Value cannot be cast to org.apache.cassandra.cql3.UserTypes$Value"&gt;})</text:p>
      <text:p text:style-name="P1">cqlsh:pgdbda&gt; insert into val(id,name) values (1,{4,5});</text:p>
      <text:p text:style-name="P1">InvalidRequest: Error from server: code=2200 [Invalid query] message="Invalid set literal for name of type card"</text:p>
      <text:p text:style-name="P1">cqlsh:pgdbda&gt; insert into val(id,name) values (1,{4,5});</text:p>
      <text:p text:style-name="P1">cqlsh:pgdbda&gt; insert into val(id,name) values (1,{num:4,pin:5});</text:p>
      <text:p text:style-name="P1">cqlsh:pgdbda&gt; select * from val;</text:p>
      <text:p text:style-name="P1"/>
      <text:p text:style-name="P1"><text:s/>id | name</text:p>
      <text:p text:style-name="P1">----+------------------</text:p>
      <text:p text:style-name="P1"><text:s text:c="2"/>1 | {num: 4, pin: 5}</text:p>
      <text:p text:style-name="P1"/>
      <text:p text:style-name="P1">(1 rows)</text:p>
      <text:p text:style-name="P1">cqlsh:pgdbda&gt;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qlsh:pgdbda&gt; 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qlsh:pgdbda&gt; create table setdata </text:p>
      <text:p text:style-name="P1"><text:s text:c="10"/>... (srno int, contact set&lt;varint&gt;);</text:p>
      <text:p text:style-name="P1">InvalidRequest: Error from server: code=2200 [Invalid query] message="No PRIMARY KEY specifed for table 'setdata' (exactly one required)"</text:p>
      <text:p text:style-name="P1">cqlsh:pgdbda&gt; create table setdata <text:s/>(srno int primary key, contact set&lt;varint&gt;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qlsh:pgdbda&gt; create table setdata <text:s/>(srno int primary key, contact set&lt;varint&gt;);</text:p>
      <text:p text:style-name="P1">cqlsh:pgdbda&gt; insert into setdata (srno, contact) values (501,{9870646524,9850437829});</text:p>
      <text:p text:style-name="P1">cqlsh:pgdbda&gt; insert into setdata (srno, contact) values (502,{9856003647});</text:p>
      <text:p text:style-name="P1">cqlsh:pgdbda&gt; insert into setdata (srno, contact) values (503,{8208946656,7588456365,9860774535});</text:p>
      <text:p text:style-name="P1">cqlsh:pgdbda&gt; select * from setdata;</text:p>
      <text:p text:style-name="P1"/>
      <text:p text:style-name="P1"><text:s/>srno | contact</text:p>
      <text:p text:style-name="P1">------+--------------------------------------</text:p>
      <text:p text:style-name="P1"><text:s text:c="2"/>501 | <text:s text:c="12"/>{9850437829, 9870646524}</text:p>
      <text:p text:style-name="P1"><text:s text:c="2"/>503 | {7588456365, 8208946656, 9860774535}</text:p>
      <text:p text:style-name="P1"><text:s text:c="2"/>502 | <text:s text:c="24"/>{9856003647}</text:p>
      <text:p text:style-name="P1"/>
      <text:p text:style-name="P1"><text:soft-page-break/>(3 rows)</text:p>
      <text:p text:style-name="P1">cqlsh:pgdbda&gt; update setdata set contact=contact+{9870554432} where srno = 502;</text:p>
      <text:p text:style-name="P1">cqlsh:pgdbda&gt; select * from setdata;</text:p>
      <text:p text:style-name="P1"/>
      <text:p text:style-name="P1"><text:s/>srno | contact</text:p>
      <text:p text:style-name="P1">------+--------------------------------------</text:p>
      <text:p text:style-name="P1"><text:s text:c="2"/>501 | <text:s text:c="12"/>{9850437829, 9870646524}</text:p>
      <text:p text:style-name="P1"><text:s text:c="2"/>503 | {7588456365, 8208946656, 9860774535}</text:p>
      <text:p text:style-name="P1"><text:s text:c="2"/>502 | <text:s text:c="12"/>{9856003647, 9870554432}</text:p>
      <text:p text:style-name="P1"/>
      <text:p text:style-name="P1">(3 rows)</text:p>
      <text:p text:style-name="P1">cqlsh:pgdbda&gt; </text:p>
      <text:p text:style-name="P1">cqlsh:pgdbda&gt; create table mapdata </text:p>
      <text:p text:style-name="P1"><text:s text:c="10"/>... (roll int, marks map&lt;text,float&gt;);</text:p>
      <text:p text:style-name="P1">InvalidRequest: Error from server: code=2200 [Invalid query] message="No PRIMARY KEY specifed for table 'mapdata' (exactly one required)"</text:p>
      <text:p text:style-name="P1">cqlsh:pgdbda&gt; create table mapdata <text:s/>(roll int, marks map&lt;text,float&gt;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qlsh:pgdbda&gt; create table mapdata <text:s/>(roll int primary key, marks map&lt;text,float&gt;);</text:p>
      <text:p text:style-name="P1">cqlsh:pgdbda&gt; insert into mapdata (roll,marks) values(1,{'maths':78,'phy':76});</text:p>
      <text:p text:style-name="P1">cqlsh:pgdbda&gt; insert into mapdata (roll,marks) values(2,{'chem':59,'phy':46});</text:p>
      <text:p text:style-name="P1">cqlsh:pgdbda&gt; insert into mapdata (roll,marks) values(3,{'maths':49,'phy':82,'chem':76});</text:p>
      <text:p text:style-name="P1">cqlsh:pgdbda&gt; insert into mapdata (roll,marks) values(4,{'chem':73});</text:p>
      <text:p text:style-name="P1">cqlsh:pgdbda&gt; insert into mapdata (roll,marks) values(5,{'lang':79,'chem':71,'phy':86});</text:p>
      <text:p text:style-name="P1">cqlsh:pgdbda&gt; select * from mapdata;</text:p>
      <text:p text:style-name="P1"/>
      <text:p text:style-name="P1"><text:s/>roll | marks</text:p>
      <text:p text:style-name="P1">------+--------------------------------------</text:p>
      <text:p text:style-name="P1"><text:s text:c="4"/>5 | <text:s/>{'chem': 71, 'lang': 79, 'phy': 86}</text:p>
      <text:p text:style-name="P1"><text:s text:c="4"/>1 | <text:s text:c="12"/>{'maths': 78, 'phy': 76}</text:p>
      <text:p text:style-name="P1"><text:s text:c="4"/>2 | <text:s text:c="13"/>{'chem': 59, 'phy': 46}</text:p>
      <text:p text:style-name="P1"><text:s text:c="4"/>4 | <text:s text:c="24"/>{'chem': 73}</text:p>
      <text:p text:style-name="P1"><text:s text:c="4"/>3 | {'chem': 76, 'maths': 49, 'phy': 82}</text:p>
      <text:p text:style-name="P1"/>
      <text:p text:style-name="P1"><text:soft-page-break/>(5 rows)</text:p>
      <text:p text:style-name="P1">cqlsh:pgdbda&gt; select marks['phy'] from mapdata;</text:p>
      <text:p text:style-name="P1"/>
      <text:p text:style-name="P1"><text:s/>marks['phy']</text:p>
      <text:p text:style-name="P1">--------------</text:p>
      <text:p text:style-name="P1"><text:s text:c="11"/>86</text:p>
      <text:p text:style-name="P1"><text:s text:c="11"/>76</text:p>
      <text:p text:style-name="P1"><text:s text:c="11"/>46</text:p>
      <text:p text:style-name="P1"><text:s text:c="9"/>null</text:p>
      <text:p text:style-name="P1"><text:s text:c="11"/>82</text:p>
      <text:p text:style-name="P1"/>
      <text:p text:style-name="P1">(5 rows)</text:p>
      <text:p text:style-name="P1">cqlsh:pgdbda&gt; </text:p>
      <text:p text:style-name="P1">cqlsh:pgdbda&gt; select * from setdata;</text:p>
      <text:p text:style-name="P1"/>
      <text:p text:style-name="P1"><text:s/>srno | contact</text:p>
      <text:p text:style-name="P1">------+--------------------------------------</text:p>
      <text:p text:style-name="P1"><text:s text:c="2"/>501 | <text:s text:c="12"/>{9850437829, 9870646524}</text:p>
      <text:p text:style-name="P1"><text:s text:c="2"/>503 | {7588456365, 8208946656, 9860774535}</text:p>
      <text:p text:style-name="P1"><text:s text:c="2"/>502 | <text:s text:c="12"/>{9856003647, 9870554432}</text:p>
      <text:p text:style-name="P1"/>
      <text:p text:style-name="P1">(3 rows)</text:p>
      <text:p text:style-name="P1">cqlsh:pgdbda&gt; select contact[0] from setdata;</text:p>
      <text:p text:style-name="P1"/>
      <text:p text:style-name="P1"><text:s/>contact[0]</text:p>
      <text:p text:style-name="P1">------------</text:p>
      <text:p text:style-name="P1"><text:s text:c="7"/>null</text:p>
      <text:p text:style-name="P1"><text:s text:c="7"/>null</text:p>
      <text:p text:style-name="P1"><text:s text:c="7"/>null</text:p>
      <text:p text:style-name="P1"/>
      <text:p text:style-name="P1">(3 rows)</text:p>
      <text:p text:style-name="P1">cqlsh:pgdbda&gt; select contact[1] from setdata;</text:p>
      <text:p text:style-name="P1"/>
      <text:p text:style-name="P1"><text:s/>contact[1]</text:p>
      <text:p text:style-name="P1">------------</text:p>
      <text:p text:style-name="P1"><text:s text:c="7"/>null</text:p>
      <text:p text:style-name="P1"><text:s text:c="7"/>null</text:p>
      <text:p text:style-name="P1"><text:s text:c="7"/>null</text:p>
      <text:p text:style-name="P1"/>
      <text:p text:style-name="P1">(3 rows)</text:p>
      <text:p text:style-name="P1">cqlsh:pgdbda&gt; </text:p>
      <text:p text:style-name="P1">cqlsh:pgdbda&gt; select * from mapdata;</text:p>
      <text:p text:style-name="P1"/>
      <text:p text:style-name="P1"><text:s/>roll | marks</text:p>
      <text:p text:style-name="P1">------+--------------------------------------</text:p>
      <text:p text:style-name="P1"><text:s text:c="4"/>5 | <text:s/>{'chem': 71, 'lang': 79, 'phy': 86}</text:p>
      <text:p text:style-name="P1"><text:s text:c="4"/>1 | <text:s text:c="12"/>{'maths': 78, 'phy': 76}</text:p>
      <text:p text:style-name="P1"><text:s text:c="4"/>2 | <text:s text:c="13"/>{'chem': 59, 'phy': 46}</text:p>
      <text:p text:style-name="P1"><text:s text:c="4"/>4 | <text:s text:c="24"/>{'chem': 73}</text:p>
      <text:p text:style-name="P1"><text:s text:c="4"/>3 | {'chem': 76, 'maths': 49, 'phy': 82}</text:p>
      <text:p text:style-name="P1"/>
      <text:p text:style-name="P1">(5 rows)</text:p>
      <text:p text:style-name="P1">cqlsh:pgdbda&gt; 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cqlsh:pgdbda&gt; create type card_details (</text:p>
      <text:p text:style-name="P1"><text:s text:c="10"/>... num int,</text:p>
      <text:p text:style-name="P1"><text:s text:c="10"/>... name text,</text:p>
      <text:p text:style-name="P1"><text:s text:c="10"/>... cvv int);</text:p>
      <text:p text:style-name="P1">cqlsh:pgdbda&gt; describe card_details;</text:p>
      <text:p text:style-name="P1">'card_details' not found in keyspace 'pgdbda'</text:p>
      <text:p text:style-name="P1">cqlsh:pgdbda&gt; describe type card_details;</text:p>
      <text:p text:style-name="P1"/>
      <text:p text:style-name="P1">CREATE TYPE pgdbda.card_details (</text:p>
      <text:p text:style-name="P1"><text:s text:c="4"/>num int,</text:p>
      <text:p text:style-name="P1"><text:s text:c="4"/>name text,</text:p>
      <text:p text:style-name="P1"><text:s text:c="4"/>cvv int</text:p>
      <text:p text:style-name="P1">);</text:p>
      <text:p text:style-name="P1">cqlsh:pgdbda&gt; create table info</text:p>
      <text:p text:style-name="P1"><text:s text:c="10"/>... (id int, card card_details, address text);</text:p>
      <text:p text:style-name="P1">InvalidRequest: Error from server: code=2200 [Invalid query] message="No PRIMARY KEY specifed for table 'info' (exactly one required)"</text:p>
      <text:p text:style-name="P1">cqlsh:pgdbda&gt; create table info (id int primary key, card card_details, address text);</text:p>
      <text:p text:style-name="P1">cqlsh:pgdbda&gt; describe info;</text:p>
      <text:p text:style-name="P1"/>
      <text:p text:style-name="P1">CREATE TABLE pgdbda.info (</text:p>
      <text:p text:style-name="P1"><text:s text:c="4"/>id int PRIMARY KEY,</text:p>
      <text:p text:style-name="P1"><text:s text:c="4"/>address text,</text:p>
      <text:p text:style-name="P1"><text:s text:c="4"/>card card_details</text:p>
      <text:p text:style-name="P1">) WITH additional_write_policy = '99p'</text:p>
      <text:p text:style-name="P1"><text:s text:c="4"/>AND bloom_filter_fp_chance = 0.01</text:p>
      <text:p text:style-name="P1"><text:s text:c="4"/>AND caching = {'keys': 'ALL', 'rows_per_partition': 'NONE'}</text:p>
      <text:p text:style-name="P1"><text:s text:c="4"/>AND cdc = false</text:p>
      <text:p text:style-name="P1"><text:s text:c="4"/>AND comment = ''</text:p>
      <text:p text:style-name="P1"><text:s text:c="4"/>AND compaction = {'class': 'org.apache.cassandra.db.compaction.SizeTieredCompactionStrategy', 'max_threshold': '32', 'min_threshold': '4'}</text:p>
      <text:p text:style-name="P1"><text:s text:c="4"/>AND compression = {'chunk_length_in_kb': '16', 'class': 'org.apache.cassandra.io.compress.LZ4Compressor'}</text:p>
      <text:p text:style-name="P1"><text:s text:c="4"/>AND crc_check_chance = 1.0</text:p>
      <text:p text:style-name="P1"><text:s text:c="4"/>AND default_time_to_live = 0</text:p>
      <text:p text:style-name="P1"><text:s text:c="4"/>AND extensions = {}</text:p>
      <text:p text:style-name="P1"><text:s text:c="4"/>AND gc_grace_seconds = 864000</text:p>
      <text:p text:style-name="P1"><text:s text:c="4"/>AND max_index_interval = 2048</text:p>
      <text:p text:style-name="P1"><text:s text:c="4"/>AND memtable_flush_period_in_ms = 0</text:p>
      <text:p text:style-name="P1"><text:s text:c="4"/>AND min_index_interval = 128</text:p>
      <text:p text:style-name="P1"><text:s text:c="4"/>AND read_repair = 'BLOCKING'</text:p>
      <text:p text:style-name="P1"><text:s text:c="4"/>AND speculative_retry = '99p';</text:p>
      <text:p text:style-name="P1">cqlsh:pgdbda&gt; </text:p>
      <text:p text:style-name="P1">cqlsh:pgdbda&gt; insert into info (id,card,address) values</text:p>
      <text:p text:style-name="P1"><text:soft-page-break/><text:s text:c="10"/>... (601,{num:1234,name:'sandip',cvv:654},'Pune');</text:p>
      <text:p text:style-name="P1">cqlsh:pgdbda&gt; insert into info (id,card,address) values (602,{num:8255,name:'suresh',cvv:719},'Nashik');</text:p>
      <text:p text:style-name="P1">cqlsh:pgdbda&gt; insert into info (id,card,address) values (734,{num:5382,name:'ramesh',cvv:285},'Nashik');</text:p>
      <text:p text:style-name="P1">cqlsh:pgdbda&gt; select * from info;</text:p>
      <text:p text:style-name="P1"/>
      <text:p text:style-name="P1"><text:s/>id <text:s/>| address | card</text:p>
      <text:p text:style-name="P1">-----+---------+---------------------------------------</text:p>
      <text:p text:style-name="P1"><text:s/>602 | <text:s/>Nashik | {num: 8255, name: 'suresh', cvv: 719}</text:p>
      <text:p text:style-name="P1"><text:s/>601 | <text:s text:c="3"/>Pune | {num: 1234, name: 'sandip', cvv: 654}</text:p>
      <text:p text:style-name="P1"><text:s/>734 | <text:s/>Nashik | {num: 5382, name: 'ramesh', cvv: 285}</text:p>
      <text:p text:style-name="P1"/>
      <text:p text:style-name="P1">(3 rows)</text:p>
      <text:p text:style-name="P1">cqlsh:pgdbda&gt; insert into info (id,card,address) values (956,{num:9567,name:'ajay'},'Pune');</text:p>
      <text:p text:style-name="P1">cqlsh:pgdbda&gt; select * from info;</text:p>
      <text:p text:style-name="P1"/>
      <text:p text:style-name="P1"><text:s/>id <text:s/>| address | card</text:p>
      <text:p text:style-name="P1">-----+---------+---------------------------------------</text:p>
      <text:p text:style-name="P1"><text:s/>956 | <text:s text:c="3"/>Pune | <text:s/>{num: 9567, name: 'ajay', cvv: null}</text:p>
      <text:p text:style-name="P1"><text:s/>602 | <text:s/>Nashik | {num: 8255, name: 'suresh', cvv: 719}</text:p>
      <text:p text:style-name="P1"><text:s/>601 | <text:s text:c="3"/>Pune | {num: 1234, name: 'sandip', cvv: 654}</text:p>
      <text:p text:style-name="P1"><text:s/>734 | <text:s/>Nashik | {num: 5382, name: 'ramesh', cvv: 285}</text:p>
      <text:p text:style-name="P1"/>
      <text:p text:style-name="P1">(4 rows)</text:p>
      <text:p text:style-name="P1">cqlsh:pgdbda&gt; select * from </text:p>
      <text:p text:style-name="P1">cyclist_cat_pts <text:s text:c="8"/>setdata</text:p>
      <text:p text:style-name="P1">cyclist_name <text:s text:c="11"/>system.</text:p>
      <text:p text:style-name="P1">emp <text:s text:c="20"/>system_auth.</text:p>
      <text:p text:style-name="P1">emp_by_dept <text:s text:c="12"/>system_distributed.</text:p>
      <text:p text:style-name="P1">facebook <text:s text:c="15"/>system_schema.</text:p>
      <text:p text:style-name="P1">info <text:s text:c="19"/>system_traces.</text:p>
      <text:p text:style-name="P1">mapdata <text:s text:c="16"/>system_views.</text:p>
      <text:p text:style-name="P1">mydata <text:s text:c="17"/>system_virtual_schema.</text:p>
      <text:p text:style-name="P1">pgdbda. <text:s text:c="16"/>teachers</text:p>
      <text:p text:style-name="P1">rank_by_year_and_name <text:s text:c="2"/>val</text:p>
      <text:p text:style-name="P1">cqlsh:pgdbda&gt; select * from mydata;</text:p>
      <text:p text:style-name="P1"/>
      <text:p text:style-name="P1"><text:s/>roll | email <text:s text:c="53"/>| name</text:p>
      <text:p text:style-name="P1">------+------------------------------------------------------------+--------</text:p>
      <text:p text:style-name="P1"><text:s text:c="4"/>1 | <text:s text:c="24"/>['kav@gmail.com', 'kns@india.com'] | Kavita</text:p>
      <text:p text:style-name="P1"><text:s text:c="4"/>2 | <text:s text:c="38"/>['savita@gmail.com'] | Savita</text:p>
      <text:p text:style-name="P1"><text:s text:c="4"/>4 | <text:s text:c="24"/>['rsk@gmail.com', 'rrr@india.com'] | Ranjan</text:p>
      <text:p text:style-name="P1"><text:s text:c="4"/>3 | ['sat345@gmail.com', 'sxut@yahoo.in', 'q12345@google.com'] | Satish</text:p>
      <text:p text:style-name="P1"/>
      <text:p text:style-name="P1"><text:soft-page-break/>(4 rows)</text:p>
      <text:p text:style-name="P1">cqlsh:pgdbda&gt; </text:p>
      <text:p text:style-name="P1">cqlsh:pgdbda&gt; select * from </text:p>
      <text:p text:style-name="P1">cyclist_cat_pts <text:s text:c="8"/>setdata</text:p>
      <text:p text:style-name="P1">cyclist_name <text:s text:c="11"/>system.</text:p>
      <text:p text:style-name="P1">emp <text:s text:c="20"/>system_auth.</text:p>
      <text:p text:style-name="P1">emp_by_dept <text:s text:c="12"/>system_distributed.</text:p>
      <text:p text:style-name="P1">facebook <text:s text:c="15"/>system_schema.</text:p>
      <text:p text:style-name="P1">info <text:s text:c="19"/>system_traces.</text:p>
      <text:p text:style-name="P1">mapdata <text:s text:c="16"/>system_views.</text:p>
      <text:p text:style-name="P1">mydata <text:s text:c="17"/>system_virtual_schema.</text:p>
      <text:p text:style-name="P1">pgdbda. <text:s text:c="16"/>teachers</text:p>
      <text:p text:style-name="P1">rank_by_year_and_name <text:s text:c="2"/>val</text:p>
      <text:p text:style-name="P1">cqlsh:pgdbda&gt; select * from teachers </text:p>
      <text:p text:style-name="P1"><text:s text:c="10"/>... ;</text:p>
      <text:p text:style-name="P1"/>
      <text:p text:style-name="P1"><text:s/>srno | exp | name <text:s text:c="2"/>| subject</text:p>
      <text:p text:style-name="P1">------+-----+--------+---------</text:p>
      <text:p text:style-name="P1"><text:s text:c="4"/>1 | <text:s/>10 | Pratap | <text:s text:c="4"/>XYZ</text:p>
      <text:p text:style-name="P1"><text:s text:c="4"/>2 | <text:s text:c="2"/>4 | <text:s text:c="3"/>Raj | <text:s text:c="4"/>TVF</text:p>
      <text:p text:style-name="P1"><text:s text:c="4"/>3 | <text:s text:c="2"/>6 | <text:s text:c="3"/>Ram | <text:s text:c="4"/>WDD</text:p>
      <text:p text:style-name="P1"/>
      <text:p text:style-name="P1">(3 rows)</text:p>
      <text:p text:style-name="P1">cqlsh:pgdbda&gt; create index on teachers (name);</text:p>
      <text:p text:style-name="P1">cqlsh:pgdbda&gt; describe teachers;</text:p>
      <text:p text:style-name="P1"/>
      <text:p text:style-name="P1">CREATE TABLE pgdbda.teachers (</text:p>
      <text:p text:style-name="P1"><text:s text:c="4"/>srno int PRIMARY KEY,</text:p>
      <text:p text:style-name="P1"><text:s text:c="4"/>exp int,</text:p>
      <text:p text:style-name="P1"><text:s text:c="4"/>name text,</text:p>
      <text:p text:style-name="P1"><text:s text:c="4"/>subject text</text:p>
      <text:p text:style-name="P1">) WITH additional_write_policy = '99p'</text:p>
      <text:p text:style-name="P1"><text:s text:c="4"/>AND bloom_filter_fp_chance = 0.01</text:p>
      <text:p text:style-name="P1"><text:s text:c="4"/>AND caching = {'keys': 'ALL', 'rows_per_partition': 'NONE'}</text:p>
      <text:p text:style-name="P1"><text:s text:c="4"/>AND cdc = false</text:p>
      <text:p text:style-name="P1"><text:s text:c="4"/>AND comment = ''</text:p>
      <text:p text:style-name="P1"><text:s text:c="4"/>AND compaction = {'class': 'org.apache.cassandra.db.compaction.SizeTieredCompactionStrategy', 'max_threshold': '32', 'min_threshold': '4'}</text:p>
      <text:p text:style-name="P1"><text:s text:c="4"/>AND compression = {'chunk_length_in_kb': '16', 'class': 'org.apache.cassandra.io.compress.LZ4Compressor'}</text:p>
      <text:p text:style-name="P1"><text:s text:c="4"/>AND crc_check_chance = 1.0</text:p>
      <text:p text:style-name="P1"><text:s text:c="4"/>AND default_time_to_live = 0</text:p>
      <text:p text:style-name="P1"><text:s text:c="4"/>AND extensions = {}</text:p>
      <text:p text:style-name="P1"><text:s text:c="4"/>AND gc_grace_seconds = 864000</text:p>
      <text:p text:style-name="P1"><text:s text:c="4"/>AND max_index_interval = 2048</text:p>
      <text:p text:style-name="P1"><text:s text:c="4"/>AND memtable_flush_period_in_ms = 0</text:p>
      <text:p text:style-name="P1"><text:s text:c="4"/>AND min_index_interval = 128</text:p>
      <text:p text:style-name="P1"><text:s text:c="4"/>AND read_repair = 'BLOCKING'</text:p>
      <text:p text:style-name="P1"><text:s text:c="4"/>AND speculative_retry = '99p';</text:p>
      <text:p text:style-name="P1"/>
      <text:p text:style-name="P1">CREATE INDEX teachers_name_idx ON pgdbda.teachers (name);</text:p>
      <text:p text:style-name="P1">cqlsh:pgdbda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3:58:19.276592312</meta:creation-date>
    <dc:date>2023-05-09T13:58:49.029787375</dc:date>
    <meta:editing-duration>PT30S</meta:editing-duration>
    <meta:editing-cycles>1</meta:editing-cycles>
    <meta:document-statistic meta:table-count="0" meta:image-count="0" meta:object-count="0" meta:page-count="31" meta:paragraph-count="957" meta:word-count="5021" meta:character-count="43129" meta:non-whitespace-character-count="33949"/>
    <meta:generator>LibreOffice/7.4.1.2$Linux_X86_64 LibreOffice_project/3c58a8f3a960df8bc8fd77b461821e42c061c5f0</meta:generator>
  </office:meta>
</office:document-meta>
</file>